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variant="normal" fo:text-transform="none" fo:color="#333333" style:font-name="arial" fo:font-size="12pt" fo:letter-spacing="normal" fo:font-style="normal" fo:font-weight="normal" officeooo:rsid="000959fd" officeooo:paragraph-rsid="002f618f" style:font-size-asian="12pt" style:font-weight-asian="bold" style:font-size-complex="12pt" style:font-weight-complex="bold"/>
    </style:style>
    <style:style style:name="P2"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fo:font-weight="normal" officeooo:rsid="001d7b79" officeooo:paragraph-rsid="001d7b79"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0959fd" officeooo:paragraph-rsid="000e0631"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0959fd" officeooo:paragraph-rsid="00225112"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0959fd" officeooo:paragraph-rsid="001917d9"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4cfb57" officeooo:paragraph-rsid="004cfb57"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4e3092" officeooo:paragraph-rsid="004e3092" style:font-size-asian="12pt" style:font-weight-asian="bold" style:font-size-complex="12pt" style:font-weight-complex="bold"/>
    </style:style>
    <style:style style:name="P8"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4e79c6" officeooo:paragraph-rsid="004e79c6" style:font-size-asian="12pt" style:font-weight-asian="bold" style:font-size-complex="12pt" style:font-weight-complex="bold"/>
    </style:style>
    <style:style style:name="P9"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4e79c6" officeooo:paragraph-rsid="00549780"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4f9d4e" officeooo:paragraph-rsid="004f9d4e"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5605f3" officeooo:paragraph-rsid="005605f3"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57bbef" officeooo:paragraph-rsid="0057bbef"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58c075" officeooo:paragraph-rsid="0058c075"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5ef43f" officeooo:paragraph-rsid="005ef43f"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5ef43f" officeooo:paragraph-rsid="005f138e"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5ef43f" officeooo:paragraph-rsid="006b3604"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5f138e" officeooo:paragraph-rsid="005f138e"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5fbe4e" officeooo:paragraph-rsid="005fbe4e"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655695" officeooo:paragraph-rsid="00655695"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664f77" officeooo:paragraph-rsid="00664f77"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67ff70" officeooo:paragraph-rsid="0067ff70"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6b3604" officeooo:paragraph-rsid="006b3604"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6d629c" officeooo:paragraph-rsid="006d629c"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6e0603" officeooo:paragraph-rsid="006e0603"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6f0037" officeooo:paragraph-rsid="006f0037"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0a79e4" officeooo:paragraph-rsid="000a79e4" style:font-size-asian="12pt" style:font-weight-asian="bold" style:font-size-complex="12pt" style:font-weight-complex="bold"/>
    </style:style>
    <style:style style:name="P27" style:family="paragraph" style:parent-style-name="Standard">
      <style:paragraph-properties fo:text-align="justify" style:justify-single-word="false"/>
      <style:text-properties officeooo:paragraph-rsid="002d9610"/>
    </style:style>
    <style:style style:name="P28" style:family="paragraph" style:parent-style-name="Standard">
      <style:paragraph-properties fo:text-align="justify" style:justify-single-word="false"/>
      <style:text-properties officeooo:paragraph-rsid="0073edda"/>
    </style:style>
    <style:style style:name="P29" style:family="paragraph" style:parent-style-name="Standard">
      <style:paragraph-properties fo:text-align="justify" style:justify-single-word="false"/>
      <style:text-properties fo:color="#000000" fo:font-weight="bold" officeooo:rsid="000959fd" officeooo:paragraph-rsid="000959fd" style:font-weight-asian="bold" style:font-weight-complex="bold"/>
    </style:style>
    <style:style style:name="P30" style:family="paragraph" style:parent-style-name="Standard">
      <style:paragraph-properties fo:text-align="justify" style:justify-single-word="false"/>
      <style:text-properties fo:color="#000000" style:text-underline-style="none" officeooo:rsid="000a79e4" officeooo:paragraph-rsid="000e0631" style:font-style-asian="normal" style:font-style-complex="normal"/>
    </style:style>
    <style:style style:name="P31" style:family="paragraph" style:parent-style-name="Standard">
      <style:paragraph-properties fo:text-align="justify" style:justify-single-word="false"/>
      <style:text-properties fo:color="#000000" officeooo:rsid="000a79e4" officeooo:paragraph-rsid="002c3ef6"/>
    </style:style>
    <style:style style:name="P32" style:family="paragraph" style:parent-style-name="Standard">
      <style:paragraph-properties fo:text-align="justify" style:justify-single-word="false"/>
      <style:text-properties fo:color="#000000" style:font-name="arial" fo:font-weight="normal" officeooo:rsid="000959fd" officeooo:paragraph-rsid="000959fd" style:font-weight-asian="normal" style:font-weight-complex="normal"/>
    </style:style>
    <style:style style:name="P33" style:family="paragraph" style:parent-style-name="Standard">
      <style:paragraph-properties fo:line-height="150%" fo:text-align="justify" style:justify-single-word="false"/>
      <style:text-properties officeooo:paragraph-rsid="000e0631"/>
    </style:style>
    <style:style style:name="P34" style:family="paragraph" style:parent-style-name="Standard">
      <style:paragraph-properties fo:line-height="150%" fo:text-align="justify" style:justify-single-word="false"/>
      <style:text-properties officeooo:paragraph-rsid="0037679b"/>
    </style:style>
    <style:style style:name="P35" style:family="paragraph" style:parent-style-name="Standard">
      <style:paragraph-properties fo:line-height="150%" fo:text-align="justify" style:justify-single-word="false"/>
      <style:text-properties officeooo:paragraph-rsid="001d8b18"/>
    </style:style>
    <style:style style:name="P36" style:family="paragraph" style:parent-style-name="Standard">
      <style:paragraph-properties fo:margin-left="3.752cm" fo:margin-right="0cm" fo:text-align="justify" style:justify-single-word="false" fo:text-indent="0cm" style:auto-text-indent="false"/>
      <style:text-properties officeooo:paragraph-rsid="0070fddf"/>
    </style:style>
    <style:style style:name="P37" style:family="paragraph" style:parent-style-name="Standard">
      <style:paragraph-properties fo:margin-top="0cm" fo:margin-bottom="0cm" loext:contextual-spacing="false" fo:line-height="150%" fo:text-align="center" style:justify-single-word="false"/>
      <style:text-properties style:font-name="Arial" fo:font-size="12pt" officeooo:paragraph-rsid="0085a6e2" style:font-size-asian="12pt" style:font-name-complex="Arial" style:font-size-complex="12pt"/>
    </style:style>
    <style:style style:name="P38" style:family="paragraph" style:parent-style-name="Standard">
      <style:paragraph-properties fo:margin-top="0cm" fo:margin-bottom="0cm" loext:contextual-spacing="false" fo:line-height="150%" fo:text-align="center" style:justify-single-word="false"/>
      <style:text-properties style:font-name="Arial" fo:font-size="12pt" officeooo:paragraph-rsid="0080cde9" style:font-size-asian="12pt" style:font-name-complex="Arial" style:font-size-complex="12pt"/>
    </style:style>
    <style:style style:name="P39" style:family="paragraph" style:parent-style-name="Standard">
      <style:paragraph-properties fo:margin-top="0cm" fo:margin-bottom="0cm" loext:contextual-spacing="false" fo:line-height="150%"/>
      <style:text-properties style:font-name="Arial" fo:font-size="12pt" officeooo:paragraph-rsid="0080cde9" style:font-size-asian="12pt" style:font-name-complex="Arial" style:font-size-complex="12pt"/>
    </style:style>
    <style:style style:name="P40" style:family="paragraph" style:parent-style-name="Standard">
      <style:paragraph-properties fo:margin-top="0cm" fo:margin-bottom="0cm" loext:contextual-spacing="false" fo:line-height="150%"/>
      <style:text-properties style:font-name="Arial" fo:font-size="12pt" officeooo:paragraph-rsid="0085a6e2" style:font-size-asian="12pt" style:font-name-complex="Arial" style:font-size-complex="12pt"/>
    </style:style>
    <style:style style:name="P41" style:family="paragraph" style:parent-style-name="Standard">
      <style:paragraph-properties fo:margin-top="0cm" fo:margin-bottom="0cm" loext:contextual-spacing="false" fo:line-height="150%" fo:text-align="center" style:justify-single-word="false"/>
      <style:text-properties style:font-name="Arial" fo:font-size="12pt" officeooo:rsid="0080cde9" officeooo:paragraph-rsid="0080cde9" style:font-size-asian="12pt" style:font-name-complex="Arial" style:font-size-complex="12pt"/>
    </style:style>
    <style:style style:name="P42" style:family="paragraph" style:parent-style-name="Standard">
      <style:paragraph-properties fo:margin-top="0cm" fo:margin-bottom="0cm" loext:contextual-spacing="false" fo:line-height="150%"/>
      <style:text-properties style:font-name="Arial" fo:font-size="12pt" fo:language="pt" fo:country="BR" officeooo:paragraph-rsid="0080cde9" style:font-size-asian="12pt" style:language-asian="pt" style:country-asian="BR" style:font-name-complex="Arial" style:font-size-complex="12pt"/>
    </style:style>
    <style:style style:name="P43" style:family="paragraph" style:parent-style-name="Standard">
      <style:paragraph-properties fo:margin-top="0cm" fo:margin-bottom="0cm" loext:contextual-spacing="false" fo:line-height="150%"/>
      <style:text-properties style:font-name="Arial" fo:font-size="12pt" fo:language="pt" fo:country="BR" officeooo:paragraph-rsid="0085a6e2" style:font-size-asian="12pt" style:language-asian="pt" style:country-asian="BR" style:font-name-complex="Arial" style:font-size-complex="12pt"/>
    </style:style>
    <style:style style:name="P44" style:family="paragraph" style:parent-style-name="Standard">
      <style:paragraph-properties fo:margin-top="0cm" fo:margin-bottom="0cm" loext:contextual-spacing="false" fo:line-height="150%"/>
      <style:text-properties style:font-name="Arial" fo:font-size="12pt" fo:language="pt" fo:country="BR" fo:font-weight="bold" officeooo:paragraph-rsid="0080cde9" style:font-size-asian="12pt" style:language-asian="pt" style:country-asian="BR" style:font-weight-asian="bold" style:font-name-complex="Arial" style:font-size-complex="12pt"/>
    </style:style>
    <style:style style:name="P45" style:family="paragraph" style:parent-style-name="Standard">
      <style:paragraph-properties fo:margin-top="0cm" fo:margin-bottom="0cm" loext:contextual-spacing="false" fo:line-height="150%" fo:text-align="center" style:justify-single-word="false"/>
      <style:text-properties style:font-name="Arial" fo:font-size="12pt" fo:font-weight="bold" officeooo:paragraph-rsid="0080cde9" style:font-size-asian="12pt" style:font-weight-asian="bold" style:font-name-complex="Arial" style:font-size-complex="12pt"/>
    </style:style>
    <style:style style:name="P46" style:family="paragraph" style:parent-style-name="Standard">
      <style:paragraph-properties fo:margin-top="0cm" fo:margin-bottom="0cm" loext:contextual-spacing="false" fo:line-height="150%" fo:text-align="center" style:justify-single-word="false"/>
      <style:text-properties style:font-name="Arial" fo:font-size="12pt" fo:font-weight="bold" officeooo:paragraph-rsid="0085a6e2" style:font-size-asian="12pt" style:font-weight-asian="bold" style:font-name-complex="Arial" style:font-size-complex="12pt"/>
    </style:style>
    <style:style style:name="P47" style:family="paragraph" style:parent-style-name="Standard">
      <style:paragraph-properties fo:margin-top="0cm" fo:margin-bottom="0cm" loext:contextual-spacing="false" fo:line-height="150%"/>
      <style:text-properties style:font-name="Arial" fo:font-size="12pt" fo:font-weight="bold" officeooo:paragraph-rsid="0080cde9" style:font-size-asian="12pt" style:font-weight-asian="bold" style:font-name-complex="Arial" style:font-size-complex="12pt"/>
    </style:style>
    <style:style style:name="P48" style:family="paragraph" style:parent-style-name="Standard">
      <style:paragraph-properties fo:margin-top="0cm" fo:margin-bottom="0cm" loext:contextual-spacing="false" fo:line-height="150%" fo:text-align="center" style:justify-single-word="false" fo:break-before="page"/>
      <style:text-properties style:font-name="Arial" fo:font-size="12pt" officeooo:rsid="0085a6e2" officeooo:paragraph-rsid="0085a6e2" style:font-size-asian="12pt" style:font-name-complex="Arial" style:font-size-complex="12pt"/>
    </style:style>
    <style:style style:name="P49" style:family="paragraph" style:parent-style-name="Standard">
      <style:paragraph-properties fo:margin-left="8.001cm" fo:margin-right="0cm" fo:margin-top="0cm" fo:margin-bottom="0cm" loext:contextual-spacing="false" fo:line-height="100%" fo:text-align="justify" style:justify-single-word="false" fo:text-indent="0cm" style:auto-text-indent="false"/>
      <style:text-properties style:font-name="Arial" fo:font-size="10pt" officeooo:paragraph-rsid="0085a6e2" style:font-size-asian="10pt" style:font-name-complex="Arial" style:font-size-complex="10pt"/>
    </style:style>
    <style:style style:name="P50" style:family="paragraph" style:parent-style-name="Standard">
      <style:paragraph-properties fo:margin-left="8.001cm" fo:margin-right="0cm" fo:margin-top="0cm" fo:margin-bottom="0cm" loext:contextual-spacing="false" fo:line-height="100%" fo:text-indent="0cm" style:auto-text-indent="false"/>
      <style:text-properties style:font-name="Arial" fo:font-size="10pt" officeooo:paragraph-rsid="0085a6e2" style:font-size-asian="10pt" style:font-name-complex="Arial" style:font-size-complex="10pt"/>
    </style:style>
    <style:style style:name="P51" style:family="paragraph" style:parent-style-name="Standard">
      <style:paragraph-properties fo:margin-left="8.001cm" fo:margin-right="0cm" fo:margin-top="0cm" fo:margin-bottom="0cm" loext:contextual-spacing="false" fo:line-height="150%" fo:text-indent="0cm" style:auto-text-indent="false"/>
      <style:text-properties style:font-name="Arial" fo:font-size="12pt" officeooo:paragraph-rsid="0085a6e2" style:font-size-asian="12pt" style:font-name-complex="Arial" style:font-size-complex="12pt"/>
    </style:style>
    <style:style style:name="P52" style:family="paragraph" style:parent-style-name="Standard">
      <style:paragraph-properties fo:margin-top="0cm" fo:margin-bottom="0.353cm" loext:contextual-spacing="false" fo:line-height="115%" fo:orphans="2" fo:widows="2" style:writing-mode="lr-tb"/>
    </style:style>
    <style:style style:name="P53"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Arial" fo:font-size="12pt" officeooo:paragraph-rsid="0080cde9" style:font-size-asian="12pt" style:font-name-complex="Arial" style:font-size-complex="12pt"/>
    </style:style>
    <style:style style:name="P54" style:family="paragraph" style:parent-style-name="Standard">
      <style:paragraph-properties fo:margin-top="0cm" fo:margin-bottom="0cm" loext:contextual-spacing="false" fo:line-height="150%"/>
      <style:text-properties style:font-name="Arial" fo:font-size="12pt" officeooo:paragraph-rsid="0080cde9" style:font-size-asian="12pt" style:font-name-complex="Arial" style:font-size-complex="12pt"/>
    </style:style>
    <style:style style:name="P55" style:family="paragraph" style:parent-style-name="Standard">
      <style:paragraph-properties fo:margin-top="0cm" fo:margin-bottom="0cm" loext:contextual-spacing="false" fo:line-height="150%"/>
      <style:text-properties style:font-name="Arial" fo:font-size="12pt" officeooo:paragraph-rsid="0085a6e2" style:font-size-asian="12pt" style:font-name-complex="Arial" style:font-size-complex="12pt"/>
    </style:style>
    <style:style style:name="P56" style:family="paragraph" style:parent-style-name="Standard">
      <style:paragraph-properties fo:margin-top="0cm" fo:margin-bottom="0cm" loext:contextual-spacing="false" fo:line-height="150%" fo:text-align="center" style:justify-single-word="false"/>
      <style:text-properties style:font-name="Arial" fo:font-size="12pt" fo:language="pt" fo:country="BR" fo:font-weight="bold" officeooo:paragraph-rsid="00879cc7" style:font-size-asian="12pt" style:language-asian="pt" style:country-asian="BR" style:font-weight-asian="bold" style:font-name-complex="Arial" style:font-size-complex="12pt"/>
    </style:style>
    <style:style style:name="P57" style:family="paragraph" style:parent-style-name="Standard" style:list-style-name="L1">
      <style:paragraph-properties fo:line-height="150%" fo:text-align="justify" style:justify-single-word="false"/>
      <style:text-properties fo:font-variant="normal" fo:text-transform="none" fo:color="#000000" style:font-name="arial" fo:font-size="12pt" fo:letter-spacing="normal" fo:font-style="normal" fo:font-weight="normal" officeooo:rsid="001d7b79" officeooo:paragraph-rsid="001d7b79" style:font-size-asian="12pt" style:font-weight-asian="bold" style:font-size-complex="12pt" style:font-weight-complex="bold"/>
    </style:style>
    <style:style style:name="P58" style:family="paragraph" style:parent-style-name="Standard" style:list-style-name="L1">
      <style:paragraph-properties fo:line-height="150%" fo:text-align="justify" style:justify-single-word="false"/>
      <style:text-properties fo:font-variant="normal" fo:text-transform="none" fo:color="#000000" style:font-name="arial" fo:font-size="12pt" fo:letter-spacing="normal" fo:font-style="normal" fo:font-weight="normal" officeooo:rsid="001d8b18" officeooo:paragraph-rsid="001d8b18" style:font-size-asian="12pt" style:font-weight-asian="bold" style:font-size-complex="12pt" style:font-weight-complex="bold"/>
    </style:style>
    <style:style style:name="P59" style:family="paragraph" style:parent-style-name="Standard" style:list-style-name="L1">
      <style:paragraph-properties fo:line-height="150%" fo:text-align="justify" style:justify-single-word="false"/>
      <style:text-properties fo:font-variant="normal" fo:text-transform="none" fo:color="#000000" style:font-name="arial" fo:font-size="12pt" fo:letter-spacing="normal" fo:font-style="normal" fo:font-weight="normal" officeooo:rsid="001fa9e9" officeooo:paragraph-rsid="001fa9e9" style:font-size-asian="12pt" style:font-weight-asian="bold" style:font-size-complex="12pt" style:font-weight-complex="bold"/>
    </style:style>
    <style:style style:name="P60" style:family="paragraph" style:parent-style-name="Standard" style:list-style-name="L1">
      <style:paragraph-properties fo:line-height="150%" fo:text-align="justify" style:justify-single-word="false"/>
      <style:text-properties fo:font-variant="normal" fo:text-transform="none" fo:color="#000000" style:font-name="arial" fo:font-size="12pt" fo:letter-spacing="normal" fo:font-style="normal" fo:font-weight="normal" officeooo:rsid="00202f00" officeooo:paragraph-rsid="00202f00" style:font-size-asian="12pt" style:font-weight-asian="bold" style:font-size-complex="12pt" style:font-weight-complex="bold"/>
    </style:style>
    <style:style style:name="P61" style:family="paragraph" style:parent-style-name="Standard" style:list-style-name="L1">
      <style:paragraph-properties fo:line-height="150%" fo:text-align="justify" style:justify-single-word="false"/>
      <style:text-properties fo:font-variant="normal" fo:text-transform="none" fo:color="#000000" style:font-name="arial" fo:font-size="12pt" fo:letter-spacing="normal" fo:font-style="normal" fo:font-weight="normal" officeooo:rsid="00330a55" officeooo:paragraph-rsid="0041dafe" style:font-size-asian="12pt" style:font-weight-asian="bold" style:font-size-complex="12pt" style:font-weight-complex="bold"/>
    </style:style>
    <style:style style:name="P62" style:family="paragraph" style:parent-style-name="Standard" style:list-style-name="L2">
      <style:paragraph-properties fo:text-align="justify" style:justify-single-word="false"/>
      <style:text-properties fo:font-variant="normal" fo:text-transform="none" fo:color="#000000" style:font-name="arial" fo:font-size="12pt" fo:letter-spacing="normal" fo:font-style="normal" fo:font-weight="normal" officeooo:rsid="004e79c6" officeooo:paragraph-rsid="004e79c6" style:font-size-asian="12pt" style:font-weight-asian="bold" style:font-size-complex="12pt" style:font-weight-complex="bold"/>
    </style:style>
    <style:style style:name="P63"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4e79c6" officeooo:paragraph-rsid="004e79c6" style:font-size-asian="12pt" style:font-weight-asian="bold" style:font-size-complex="12pt" style:font-weight-complex="bold"/>
    </style:style>
    <style:style style:name="P64" style:family="paragraph" style:parent-style-name="Standard" style:list-style-name="L3">
      <style:paragraph-properties fo:text-align="justify" style:justify-single-word="false"/>
      <style:text-properties fo:font-variant="normal" fo:text-transform="none" fo:color="#000000" style:font-name="arial" fo:font-size="12pt" fo:letter-spacing="normal" fo:font-style="normal" fo:font-weight="normal" officeooo:rsid="004f4bc9" officeooo:paragraph-rsid="004f4bc9" style:font-size-asian="12pt" style:font-weight-asian="bold" style:font-size-complex="12pt" style:font-weight-complex="bold"/>
    </style:style>
    <style:style style:name="P65" style:family="paragraph" style:parent-style-name="Standard" style:list-style-name="L3">
      <style:paragraph-properties fo:text-align="justify" style:justify-single-word="false"/>
      <style:text-properties fo:font-variant="normal" fo:text-transform="none" fo:color="#000000" style:font-name="arial" fo:font-size="12pt" fo:letter-spacing="normal" fo:font-style="normal" fo:font-weight="normal" officeooo:rsid="004f9d4e" officeooo:paragraph-rsid="004f9d4e" style:font-size-asian="12pt" style:font-weight-asian="bold" style:font-size-complex="12pt" style:font-weight-complex="bold"/>
    </style:style>
    <style:style style:name="P66" style:family="paragraph" style:parent-style-name="Standard" style:list-style-name="L4">
      <style:paragraph-properties fo:text-align="justify" style:justify-single-word="false"/>
      <style:text-properties fo:font-variant="normal" fo:text-transform="none" fo:color="#000000" style:font-name="arial" fo:font-size="12pt" fo:letter-spacing="normal" fo:font-style="normal" fo:font-weight="normal" officeooo:rsid="005636a8" officeooo:paragraph-rsid="005636a8" style:font-size-asian="12pt" style:font-weight-asian="bold" style:font-size-complex="12pt" style:font-weight-complex="bold"/>
    </style:style>
    <style:style style:name="P67" style:family="paragraph" style:parent-style-name="Standard" style:list-style-name="L4">
      <style:paragraph-properties fo:text-align="justify" style:justify-single-word="false"/>
      <style:text-properties fo:font-variant="normal" fo:text-transform="none" fo:color="#000000" style:font-name="arial" fo:font-size="12pt" fo:letter-spacing="normal" fo:font-style="normal" fo:font-weight="normal" officeooo:rsid="0057bbef" officeooo:paragraph-rsid="0057bbef" style:font-size-asian="12pt" style:font-weight-asian="bold" style:font-size-complex="12pt" style:font-weight-complex="bold"/>
    </style:style>
    <style:style style:name="P68" style:family="paragraph" style:parent-style-name="Standard" style:list-style-name="L5">
      <style:paragraph-properties fo:text-align="justify" style:justify-single-word="false"/>
      <style:text-properties fo:font-variant="normal" fo:text-transform="none" fo:color="#000000" style:font-name="arial" fo:font-size="12pt" fo:letter-spacing="normal" fo:font-style="normal" fo:font-weight="normal" officeooo:rsid="0057bbef" officeooo:paragraph-rsid="0057bbef" style:font-size-asian="12pt" style:font-weight-asian="bold" style:font-size-complex="12pt" style:font-weight-complex="bold"/>
    </style:style>
    <style:style style:name="P69"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57bbef" officeooo:paragraph-rsid="0057bbef" style:font-size-asian="12pt" style:font-weight-asian="bold" style:font-size-complex="12pt" style:font-weight-complex="bold"/>
    </style:style>
    <style:style style:name="P70" style:family="paragraph" style:parent-style-name="Standard" style:list-style-name="L5">
      <style:paragraph-properties fo:text-align="justify" style:justify-single-word="false"/>
      <style:text-properties fo:font-variant="normal" fo:text-transform="none" fo:color="#000000" style:font-name="arial" fo:font-size="12pt" fo:letter-spacing="normal" fo:font-style="normal" fo:font-weight="normal" officeooo:rsid="0058c075" officeooo:paragraph-rsid="0058c075" style:font-size-asian="12pt" style:font-weight-asian="bold" style:font-size-complex="12pt" style:font-weight-complex="bold"/>
    </style:style>
    <style:style style:name="P71" style:family="paragraph" style:parent-style-name="Standard" style:list-style-name="L6">
      <style:paragraph-properties fo:text-align="justify" style:justify-single-word="false"/>
      <style:text-properties fo:font-variant="normal" fo:text-transform="none" fo:color="#000000" style:font-name="arial" fo:font-size="12pt" fo:letter-spacing="normal" fo:font-style="normal" fo:font-weight="normal" officeooo:rsid="0058c075" officeooo:paragraph-rsid="0058c075" style:font-size-asian="12pt" style:font-weight-asian="bold" style:font-size-complex="12pt" style:font-weight-complex="bold"/>
    </style:style>
    <style:style style:name="P72" style:family="paragraph" style:parent-style-name="Standard" style:list-style-name="L7">
      <style:paragraph-properties fo:text-align="justify" style:justify-single-word="false"/>
      <style:text-properties fo:font-variant="normal" fo:text-transform="none" fo:color="#000000" style:font-name="arial" fo:font-size="12pt" fo:letter-spacing="normal" fo:font-style="normal" fo:font-weight="normal" officeooo:rsid="005fbe4e" officeooo:paragraph-rsid="005fbe4e" style:font-size-asian="12pt" style:font-weight-asian="bold" style:font-size-complex="12pt" style:font-weight-complex="bold"/>
    </style:style>
    <style:style style:name="P73" style:family="paragraph" style:parent-style-name="Standard" style:list-style-name="L7">
      <style:paragraph-properties fo:text-align="justify" style:justify-single-word="false"/>
      <style:text-properties fo:font-variant="normal" fo:text-transform="none" fo:color="#000000" style:font-name="arial" fo:font-size="12pt" fo:letter-spacing="normal" fo:font-style="normal" fo:font-weight="normal" officeooo:rsid="00664f77" officeooo:paragraph-rsid="00664f77" style:font-size-asian="12pt" style:font-weight-asian="bold" style:font-size-complex="12pt" style:font-weight-complex="bold"/>
    </style:style>
    <style:style style:name="P74" style:family="paragraph" style:parent-style-name="Standard" style:list-style-name="L8">
      <style:paragraph-properties fo:text-align="justify" style:justify-single-word="false"/>
      <style:text-properties fo:font-variant="normal" fo:text-transform="none" fo:color="#000000" style:font-name="arial" fo:font-size="12pt" fo:letter-spacing="normal" fo:font-style="normal" fo:font-weight="normal" officeooo:rsid="00664f77" officeooo:paragraph-rsid="00664f77" style:font-size-asian="12pt" style:font-weight-asian="bold" style:font-size-complex="12pt" style:font-weight-complex="bold"/>
    </style:style>
    <style:style style:name="P75" style:family="paragraph" style:parent-style-name="Standard" style:list-style-name="L7">
      <style:paragraph-properties fo:text-align="justify" style:justify-single-word="false"/>
      <style:text-properties fo:font-variant="normal" fo:text-transform="none" fo:color="#000000" style:font-name="arial" fo:font-size="12pt" fo:letter-spacing="normal" fo:font-style="normal" fo:font-weight="normal" officeooo:rsid="0061d4f7" officeooo:paragraph-rsid="0061d4f7" style:font-size-asian="12pt" style:font-weight-asian="bold" style:font-size-complex="12pt" style:font-weight-complex="bold"/>
    </style:style>
    <style:style style:name="P76" style:family="paragraph" style:parent-style-name="Standard" style:list-style-name="L7">
      <style:paragraph-properties fo:text-align="justify" style:justify-single-word="false"/>
      <style:text-properties fo:font-variant="normal" fo:text-transform="none" fo:color="#000000" style:font-name="arial" fo:font-size="12pt" fo:letter-spacing="normal" fo:font-style="normal" fo:font-weight="normal" officeooo:rsid="00655695" officeooo:paragraph-rsid="00655695" style:font-size-asian="12pt" style:font-weight-asian="bold" style:font-size-complex="12pt" style:font-weight-complex="bold"/>
    </style:style>
    <style:style style:name="P77" style:family="paragraph" style:parent-style-name="Standard" style:list-style-name="L9">
      <style:paragraph-properties fo:text-align="justify" style:justify-single-word="false"/>
      <style:text-properties fo:font-variant="normal" fo:text-transform="none" fo:color="#000000" style:font-name="arial" fo:font-size="12pt" fo:letter-spacing="normal" fo:font-style="normal" fo:font-weight="normal" officeooo:rsid="0067ff70" officeooo:paragraph-rsid="0067ff70" style:font-size-asian="12pt" style:font-weight-asian="bold" style:font-size-complex="12pt" style:font-weight-complex="bold"/>
    </style:style>
    <style:style style:name="P78" style:family="paragraph" style:parent-style-name="Standard" style:list-style-name="L10">
      <style:paragraph-properties fo:text-align="justify" style:justify-single-word="false"/>
      <style:text-properties fo:font-variant="normal" fo:text-transform="none" fo:color="#000000" style:font-name="arial" fo:font-size="12pt" fo:letter-spacing="normal" fo:font-style="normal" fo:font-weight="normal" officeooo:rsid="006d629c" officeooo:paragraph-rsid="006d629c" style:font-size-asian="12pt" style:font-weight-asian="bold" style:font-size-complex="12pt" style:font-weight-complex="bold"/>
    </style:style>
    <style:style style:name="P79" style:family="paragraph" style:parent-style-name="Standard" style:list-style-name="L10">
      <style:paragraph-properties fo:text-align="justify" style:justify-single-word="false"/>
      <style:text-properties fo:font-variant="normal" fo:text-transform="none" fo:color="#000000" style:font-name="arial" fo:font-size="12pt" fo:letter-spacing="normal" fo:font-style="normal" fo:font-weight="normal" officeooo:rsid="006e0603" officeooo:paragraph-rsid="006e0603" style:font-size-asian="12pt" style:font-weight-asian="bold" style:font-size-complex="12pt" style:font-weight-complex="bold"/>
    </style:style>
    <style:style style:name="P80" style:family="paragraph" style:parent-style-name="Standard" style:list-style-name="L11">
      <style:paragraph-properties fo:text-align="justify" style:justify-single-word="false"/>
      <style:text-properties fo:font-variant="normal" fo:text-transform="none" fo:color="#000000" style:font-name="arial" fo:font-size="12pt" fo:letter-spacing="normal" fo:font-style="normal" fo:font-weight="normal" officeooo:rsid="006e0603" officeooo:paragraph-rsid="006e0603" style:font-size-asian="12pt" style:font-weight-asian="bold" style:font-size-complex="12pt" style:font-weight-complex="bold"/>
    </style:style>
    <style:style style:name="P81" style:family="paragraph" style:parent-style-name="Standard" style:list-style-name="L12">
      <style:paragraph-properties fo:text-align="justify" style:justify-single-word="false"/>
      <style:text-properties fo:font-variant="normal" fo:text-transform="none" fo:color="#000000" style:font-name="arial" fo:font-size="12pt" fo:letter-spacing="normal" fo:font-style="normal" fo:font-weight="normal" officeooo:rsid="006f0037" officeooo:paragraph-rsid="006f0037" style:font-size-asian="12pt" style:font-weight-asian="bold" style:font-size-complex="12pt" style:font-weight-complex="bold"/>
    </style:style>
    <style:style style:name="P82"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70fddf" officeooo:paragraph-rsid="0070fddf" style:font-size-asian="12pt" style:font-weight-asian="bold" style:font-size-complex="12pt" style:font-weight-complex="bold"/>
    </style:style>
    <style:style style:name="P83" style:family="paragraph" style:parent-style-name="Standard" style:list-style-name="L13">
      <style:paragraph-properties fo:text-align="justify" style:justify-single-word="false"/>
      <style:text-properties fo:font-variant="normal" fo:text-transform="none" fo:color="#000000" style:font-name="arial" fo:font-size="12pt" fo:letter-spacing="normal" fo:font-style="normal" fo:font-weight="normal" officeooo:rsid="0075653c" officeooo:paragraph-rsid="0075653c" style:font-size-asian="12pt" style:font-weight-asian="bold" style:font-size-complex="12pt" style:font-weight-complex="bold"/>
    </style:style>
    <style:style style:name="P84"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75653c" officeooo:paragraph-rsid="0075653c" style:font-size-asian="12pt" style:font-weight-asian="bold" style:font-size-complex="12pt" style:font-weight-complex="bold"/>
    </style:style>
    <style:style style:name="P85" style:family="paragraph" style:parent-style-name="Standard" style:list-style-name="L14">
      <style:paragraph-properties fo:text-align="justify" style:justify-single-word="false"/>
      <style:text-properties fo:font-variant="normal" fo:text-transform="none" fo:color="#000000" style:font-name="arial" fo:font-size="12pt" fo:letter-spacing="normal" fo:font-style="normal" fo:font-weight="normal" officeooo:rsid="0075653c" officeooo:paragraph-rsid="0075653c" style:font-size-asian="12pt" style:font-weight-asian="bold" style:font-size-complex="12pt" style:font-weight-complex="bold"/>
    </style:style>
    <style:style style:name="P86" style:family="paragraph" style:parent-style-name="Standard" style:list-style-name="L15">
      <style:paragraph-properties fo:text-align="justify" style:justify-single-word="false"/>
      <style:text-properties fo:font-variant="normal" fo:text-transform="none" fo:color="#000000" style:font-name="arial" fo:font-size="12pt" fo:letter-spacing="normal" fo:font-style="normal" fo:font-weight="normal" officeooo:rsid="0075653c" officeooo:paragraph-rsid="0075653c" style:font-size-asian="12pt" style:font-weight-asian="bold" style:font-size-complex="12pt" style:font-weight-complex="bold"/>
    </style:style>
    <style:style style:name="P87"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76ddc3" officeooo:paragraph-rsid="0076ddc3" style:font-size-asian="12pt" style:font-weight-asian="bold" style:font-size-complex="12pt" style:font-weight-complex="bold"/>
    </style:style>
    <style:style style:name="P88" style:family="paragraph" style:parent-style-name="Standard" style:list-style-name="L16">
      <style:paragraph-properties fo:text-align="justify" style:justify-single-word="false"/>
      <style:text-properties fo:font-variant="normal" fo:text-transform="none" fo:color="#000000" style:font-name="arial" fo:font-size="12pt" fo:letter-spacing="normal" fo:font-style="normal" fo:font-weight="normal" officeooo:rsid="0078e864" officeooo:paragraph-rsid="007a935a" style:font-size-asian="12pt" style:font-weight-asian="bold" style:font-size-complex="12pt" style:font-weight-complex="bold"/>
    </style:style>
    <style:style style:name="P89" style:family="paragraph" style:parent-style-name="Standard" style:list-style-name="L16">
      <style:paragraph-properties fo:text-align="justify" style:justify-single-word="false"/>
      <style:text-properties fo:font-variant="normal" fo:text-transform="none" fo:color="#000000" style:font-name="arial" fo:font-size="12pt" fo:letter-spacing="normal" fo:font-style="normal" fo:font-weight="normal" officeooo:rsid="0078e864" officeooo:paragraph-rsid="007b0da1" style:font-size-asian="12pt" style:font-weight-asian="bold" style:font-size-complex="12pt" style:font-weight-complex="bold"/>
    </style:style>
    <style:style style:name="P90" style:family="paragraph" style:parent-style-name="Standard" style:list-style-name="L17">
      <style:paragraph-properties fo:text-align="justify" style:justify-single-word="false"/>
      <style:text-properties fo:font-variant="normal" fo:text-transform="none" fo:color="#000000" style:font-name="arial" fo:font-size="12pt" fo:letter-spacing="normal" fo:font-style="normal" fo:font-weight="normal" officeooo:rsid="007b7397" officeooo:paragraph-rsid="007b7397" style:font-size-asian="12pt" style:font-weight-asian="bold" style:font-size-complex="12pt" style:font-weight-complex="bold"/>
    </style:style>
    <style:style style:name="P91" style:family="paragraph" style:parent-style-name="Standard" style:list-style-name="L18">
      <style:paragraph-properties fo:text-align="justify" style:justify-single-word="false"/>
      <style:text-properties fo:font-variant="normal" fo:text-transform="none" fo:color="#000000" style:font-name="arial" fo:font-size="12pt" fo:letter-spacing="normal" fo:font-style="normal" fo:font-weight="normal" officeooo:rsid="007d2c06" officeooo:paragraph-rsid="007d2c06" style:font-size-asian="12pt" style:font-weight-asian="bold" style:font-size-complex="12pt" style:font-weight-complex="bold"/>
    </style:style>
    <style:style style:name="P92"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7d2c06" officeooo:paragraph-rsid="007d2c06" style:font-size-asian="12pt" style:font-weight-asian="bold" style:font-size-complex="12pt" style:font-weight-complex="bold"/>
    </style:style>
    <style:style style:name="P93" style:family="paragraph" style:parent-style-name="Standard" style:list-style-name="L1">
      <style:paragraph-properties fo:line-height="150%" fo:text-align="justify" style:justify-single-word="false"/>
      <style:text-properties officeooo:paragraph-rsid="001d7b79"/>
    </style:style>
    <style:style style:name="P94" style:family="paragraph" style:parent-style-name="Standard" style:list-style-name="L1">
      <style:paragraph-properties fo:line-height="150%" fo:text-align="justify" style:justify-single-word="false"/>
      <style:text-properties officeooo:paragraph-rsid="004955a2"/>
    </style:style>
    <style:style style:name="P95" style:family="paragraph" style:parent-style-name="Standard" style:list-style-name="L1">
      <style:paragraph-properties fo:line-height="150%" fo:text-align="justify" style:justify-single-word="false"/>
      <style:text-properties officeooo:paragraph-rsid="001d8b18"/>
    </style:style>
    <style:style style:name="P96" style:family="paragraph" style:parent-style-name="Standard" style:list-style-name="L1">
      <style:paragraph-properties fo:line-height="150%" fo:text-align="justify" style:justify-single-word="false"/>
      <style:text-properties officeooo:paragraph-rsid="001fa9e9"/>
    </style:style>
    <style:style style:name="P97" style:family="paragraph" style:parent-style-name="Standard" style:list-style-name="L1">
      <style:paragraph-properties fo:line-height="150%" fo:text-align="justify" style:justify-single-word="false"/>
      <style:text-properties officeooo:paragraph-rsid="00202f00"/>
    </style:style>
    <style:style style:name="P98" style:family="paragraph" style:parent-style-name="Standard">
      <style:paragraph-properties fo:line-height="150%"/>
      <style:text-properties officeooo:paragraph-rsid="00a2f36c"/>
    </style:style>
    <style:style style:name="P99" style:family="paragraph" style:parent-style-name="Standard" style:list-style-name="L1">
      <style:paragraph-properties fo:line-height="150%" fo:text-align="justify" style:justify-single-word="false"/>
      <style:text-properties officeooo:rsid="00330a55" officeooo:paragraph-rsid="0041dafe"/>
    </style:style>
    <style:style style:name="P100" style:family="paragraph" style:parent-style-name="Standard" style:list-style-name="L1">
      <style:paragraph-properties fo:text-align="justify" style:justify-single-word="false"/>
      <style:text-properties officeooo:rsid="00349dce" officeooo:paragraph-rsid="00349dce"/>
    </style:style>
    <style:style style:name="P101" style:family="paragraph" style:parent-style-name="Standard" style:list-style-name="L1">
      <style:paragraph-properties fo:line-height="100%" fo:text-align="justify" style:justify-single-word="false"/>
      <style:text-properties fo:color="#000000" style:font-name="arial" fo:font-size="10pt" officeooo:rsid="00349dce" officeooo:paragraph-rsid="00349dce" style:font-size-asian="10pt" style:font-size-complex="10pt"/>
    </style:style>
    <style:style style:name="P102" style:family="paragraph" style:parent-style-name="Standard" style:list-style-name="L1">
      <style:paragraph-properties fo:line-height="115%" fo:text-align="justify" style:justify-single-word="false"/>
      <style:text-properties fo:color="#000000" style:font-name="arial" fo:font-size="10pt" officeooo:rsid="00367fef" officeooo:paragraph-rsid="00367fef" style:font-size-asian="10pt" style:font-size-complex="10pt"/>
    </style:style>
    <style:style style:name="P103" style:family="paragraph" style:parent-style-name="Standard" style:list-style-name="L16">
      <style:paragraph-properties fo:text-align="justify" style:justify-single-word="false"/>
      <style:text-properties officeooo:paragraph-rsid="007b7397"/>
    </style:style>
    <style:style style:name="P104" style:family="paragraph" style:parent-style-name="Standard">
      <style:paragraph-properties fo:text-align="justify" style:justify-single-word="false"/>
      <style:text-properties officeooo:paragraph-rsid="006f471e"/>
    </style:style>
    <style:style style:name="P105" style:family="paragraph" style:parent-style-name="Standard">
      <style:paragraph-properties fo:text-align="justify" style:justify-single-word="false"/>
      <style:text-properties officeooo:paragraph-rsid="0075653c"/>
    </style:style>
    <style:style style:name="P106" style:family="paragraph" style:parent-style-name="Standard">
      <style:text-properties style:font-name="arial"/>
    </style:style>
    <style:style style:name="P107" style:family="paragraph" style:parent-style-name="Standard">
      <style:paragraph-properties fo:text-align="center" style:justify-single-word="false"/>
      <style:text-properties style:font-name="arial"/>
    </style:style>
    <style:style style:name="P108" style:family="paragraph" style:parent-style-name="Standard">
      <style:paragraph-properties fo:line-height="150%"/>
      <style:text-properties style:font-name="arial"/>
    </style:style>
    <style:style style:name="P109" style:family="paragraph" style:parent-style-name="Standard">
      <style:paragraph-properties fo:line-height="150%"/>
      <style:text-properties officeooo:rsid="00a2f36c" officeooo:paragraph-rsid="00a2f36c"/>
    </style:style>
    <style:style style:name="P110"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arial" fo:font-size="12pt" fo:letter-spacing="normal" fo:font-style="normal" fo:font-weight="normal" officeooo:rsid="0070fddf" officeooo:paragraph-rsid="0070fddf" style:font-size-asian="10.5pt" style:font-weight-asian="bold" style:font-size-complex="12pt" style:font-weight-complex="bold"/>
    </style:style>
    <style:style style:name="P111"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arial" fo:font-size="12pt" fo:letter-spacing="normal" fo:font-style="normal" fo:font-weight="normal" officeooo:rsid="0070fddf" officeooo:paragraph-rsid="0075007d" style:font-size-asian="12pt" style:font-weight-asian="bold" style:font-size-complex="12pt" style:font-weight-complex="bold"/>
    </style:style>
    <style:style style:name="P112"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arial" fo:font-size="12pt" fo:letter-spacing="normal" fo:font-style="normal" fo:font-weight="normal" officeooo:rsid="0075653c" officeooo:paragraph-rsid="0075653c" style:font-size-asian="12pt" style:font-weight-asian="bold" style:font-size-complex="12pt" style:font-weight-complex="bold"/>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Arial" fo:font-size="12pt" officeooo:paragraph-rsid="0093e1e1" style:font-size-asian="12pt" style:font-name-complex="Arial" style:font-size-complex="12pt"/>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style:font-name="Arial" fo:font-size="12pt" officeooo:paragraph-rsid="0093e1e1" style:font-size-asian="12pt" style:font-name-complex="Arial" style:font-size-complex="12pt"/>
    </style:style>
    <style:style style:name="P115" style:family="paragraph" style:parent-style-name="Contents_20_3">
      <style:paragraph-properties>
        <style:tab-stops>
          <style:tab-stop style:position="16.002cm" style:type="right" style:leader-style="dotted" style:leader-text="."/>
        </style:tab-stops>
      </style:paragraph-properties>
    </style:style>
    <style:style style:name="P116" style:family="paragraph" style:parent-style-name="Text_20_body" style:list-style-name="L1">
      <style:paragraph-properties fo:line-height="100%" fo:text-align="justify" style:justify-single-word="false"/>
      <style:text-properties fo:font-variant="normal" fo:text-transform="none" fo:color="#000000" style:font-name="arial" fo:font-size="10pt" fo:letter-spacing="normal" fo:font-style="normal" fo:font-weight="normal" officeooo:rsid="00367fef" officeooo:paragraph-rsid="00367fef" style:font-size-asian="10pt" style:font-weight-asian="bold" style:font-size-complex="10pt" style:font-weight-complex="bold"/>
    </style:style>
    <style:style style:name="P117" style:family="paragraph" style:parent-style-name="Text_20_body">
      <style:text-properties officeooo:paragraph-rsid="008f32ab"/>
    </style:style>
    <style:style style:name="P118" style:family="paragraph" style:parent-style-name="Heading_20_1" style:list-style-name="">
      <style:text-properties officeooo:paragraph-rsid="0080cde9"/>
    </style:style>
    <style:style style:name="P119" style:family="paragraph" style:parent-style-name="Heading_20_1">
      <style:paragraph-properties fo:text-align="center" style:justify-single-word="false"/>
    </style:style>
    <style:style style:name="P120" style:family="paragraph" style:parent-style-name="Heading_20_1" style:list-style-name="">
      <style:text-properties officeooo:rsid="008f32ab" officeooo:paragraph-rsid="008f32ab"/>
    </style:style>
    <style:style style:name="P121" style:family="paragraph" style:parent-style-name="Heading_20_1">
      <style:paragraph-properties fo:break-before="page"/>
    </style:style>
    <style:style style:name="P122" style:family="paragraph" style:parent-style-name="Heading_20_1">
      <style:paragraph-properties fo:text-align="center" style:justify-single-word="false" fo:break-before="page"/>
    </style:style>
    <style:style style:name="P123" style:family="paragraph" style:parent-style-name="Heading_20_1">
      <style:paragraph-properties fo:break-before="page"/>
      <style:text-properties officeooo:rsid="009e7854" officeooo:paragraph-rsid="009e7854"/>
    </style:style>
    <style:style style:name="P124" style:family="paragraph" style:parent-style-name="Heading_20_1">
      <style:paragraph-properties fo:break-before="page"/>
      <style:text-properties officeooo:rsid="008f32ab" officeooo:paragraph-rsid="008f32ab"/>
    </style:style>
    <style:style style:name="P125" style:family="paragraph" style:parent-style-name="Heading_20_1" style:list-style-name="">
      <style:paragraph-properties fo:break-before="page"/>
      <style:text-properties officeooo:rsid="00a2c813" officeooo:paragraph-rsid="00a2c813"/>
    </style:style>
    <style:style style:name="P126" style:family="paragraph" style:parent-style-name="Contents_20_Heading">
      <style:paragraph-properties fo:break-before="page"/>
    </style:style>
    <style:style style:name="P127" style:family="paragraph" style:parent-style-name="Contents_20_2">
      <style:paragraph-properties>
        <style:tab-stops>
          <style:tab-stop style:position="16.501cm" style:type="right" style:leader-style="dotted" style:leader-text="."/>
        </style:tab-stops>
      </style:paragraph-properties>
    </style:style>
    <style:style style:name="P128" style:family="paragraph" style:parent-style-name="Heading_20_2">
      <style:text-properties fo:font-weight="bold" style:font-weight-asian="bold" style:font-weight-complex="bol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Footer">
      <style:paragraph-properties fo:text-align="end" style:justify-single-word="false"/>
    </style:style>
    <style:style style:name="T1" style:family="text">
      <style:text-properties fo:font-variant="normal" fo:text-transform="none" fo:color="#000000" style:font-name="arial" fo:font-size="12pt" fo:letter-spacing="normal" fo:font-style="normal" fo:font-weight="normal" style:font-size-asian="12pt" style:font-weight-asian="bold" style:font-size-complex="12pt" style:font-weight-complex="bold"/>
    </style:style>
    <style:style style:name="T2" style:family="text">
      <style:text-properties fo:font-variant="normal" fo:text-transform="none" fo:color="#000000" style:font-name="arial" fo:font-size="12pt" fo:letter-spacing="normal" fo:font-style="normal" fo:font-weight="normal" officeooo:rsid="000959fd" style:font-size-asian="12pt" style:font-weight-asian="bold" style:font-size-complex="12pt" style:font-weight-complex="bold"/>
    </style:style>
    <style:style style:name="T3" style:family="text">
      <style:text-properties fo:font-variant="normal" fo:text-transform="none" fo:color="#000000" style:font-name="arial" fo:font-size="12pt" fo:letter-spacing="normal" fo:font-style="normal" fo:font-weight="normal" officeooo:rsid="000a79e4" style:font-size-asian="12pt" style:font-weight-asian="bold" style:font-size-complex="12pt" style:font-weight-complex="bold"/>
    </style:style>
    <style:style style:name="T4" style:family="text">
      <style:text-properties fo:font-variant="normal" fo:text-transform="none" fo:color="#000000" style:font-name="arial" fo:font-size="12pt" fo:letter-spacing="normal" fo:font-style="normal" fo:font-weight="normal" officeooo:rsid="002c3ef6" style:font-size-asian="12pt" style:font-weight-asian="bold" style:font-size-complex="12pt" style:font-weight-complex="bold"/>
    </style:style>
    <style:style style:name="T5" style:family="text">
      <style:text-properties fo:font-variant="normal" fo:text-transform="none" fo:color="#000000" style:font-name="arial" fo:font-size="12pt" fo:letter-spacing="normal" fo:font-style="normal" fo:font-weight="normal" officeooo:rsid="00154a73" style:font-size-asian="12pt" style:font-weight-asian="bold" style:font-size-complex="12pt" style:font-weight-complex="bold"/>
    </style:style>
    <style:style style:name="T6" style:family="text">
      <style:text-properties fo:font-variant="normal" fo:text-transform="none" fo:color="#000000" style:font-name="arial" fo:font-size="12pt" fo:letter-spacing="normal" fo:font-style="normal" fo:font-weight="normal" officeooo:rsid="0034feca" style:font-size-asian="12pt" style:font-weight-asian="bold" style:font-size-complex="12pt" style:font-weight-complex="bold"/>
    </style:style>
    <style:style style:name="T7" style:family="text">
      <style:text-properties fo:font-variant="normal" fo:text-transform="none" fo:color="#000000" style:font-name="arial" fo:font-size="12pt" fo:letter-spacing="normal" fo:font-style="normal" fo:font-weight="normal" officeooo:rsid="001d7b79" style:font-size-asian="12pt" style:font-weight-asian="bold" style:font-size-complex="12pt" style:font-weight-complex="bold"/>
    </style:style>
    <style:style style:name="T8" style:family="text">
      <style:text-properties fo:font-variant="normal" fo:text-transform="none" fo:color="#000000" style:font-name="arial" fo:font-size="12pt" fo:letter-spacing="normal" fo:font-style="normal" fo:font-weight="normal" officeooo:rsid="001d8b18" style:font-size-asian="12pt" style:font-weight-asian="bold" style:font-size-complex="12pt" style:font-weight-complex="bold"/>
    </style:style>
    <style:style style:name="T9" style:family="text">
      <style:text-properties fo:font-variant="normal" fo:text-transform="none" fo:color="#000000" style:font-name="arial" fo:font-size="12pt" fo:letter-spacing="normal" fo:font-style="normal" fo:font-weight="normal" officeooo:rsid="001ec983" style:font-size-asian="12pt" style:font-weight-asian="bold" style:font-size-complex="12pt" style:font-weight-complex="bold"/>
    </style:style>
    <style:style style:name="T10" style:family="text">
      <style:text-properties fo:font-variant="normal" fo:text-transform="none" fo:color="#000000" style:font-name="arial" fo:font-size="12pt" fo:letter-spacing="normal" fo:font-style="normal" fo:font-weight="normal" officeooo:rsid="001fa9e9" style:font-size-asian="12pt" style:font-weight-asian="bold" style:font-size-complex="12pt" style:font-weight-complex="bold"/>
    </style:style>
    <style:style style:name="T11" style:family="text">
      <style:text-properties fo:font-variant="normal" fo:text-transform="none" fo:color="#000000" style:font-name="arial" fo:font-size="12pt" fo:letter-spacing="normal" fo:font-style="normal" fo:font-weight="normal" officeooo:rsid="00202f00" style:font-size-asian="12pt" style:font-weight-asian="bold" style:font-size-complex="12pt" style:font-weight-complex="bold"/>
    </style:style>
    <style:style style:name="T12" style:family="text">
      <style:text-properties fo:font-variant="normal" fo:text-transform="none" fo:color="#000000" style:font-name="arial" fo:font-size="12pt" fo:letter-spacing="normal" fo:font-style="normal" fo:font-weight="normal" officeooo:rsid="004a533f" style:font-size-asian="12pt" style:font-weight-asian="bold" style:font-size-complex="12pt" style:font-weight-complex="bold"/>
    </style:style>
    <style:style style:name="T13" style:family="text">
      <style:text-properties fo:font-variant="normal" fo:text-transform="none" fo:color="#000000" style:font-name="arial" fo:font-size="12pt" fo:letter-spacing="normal" fo:font-style="normal" fo:font-weight="normal" officeooo:rsid="0073edda" style:font-size-asian="12pt" style:font-weight-asian="bold" style:font-size-complex="12pt" style:font-weight-complex="bold"/>
    </style:style>
    <style:style style:name="T14" style:family="text">
      <style:text-properties fo:font-variant="normal" fo:text-transform="none" fo:color="#000000" style:font-name="arial" fo:font-size="12pt" fo:letter-spacing="normal" fo:font-style="normal" fo:font-weight="normal" officeooo:rsid="0078e864" style:font-size-asian="12pt" style:font-weight-asian="bold" style:font-size-complex="12pt" style:font-weight-complex="bold"/>
    </style:style>
    <style:style style:name="T15" style:family="text">
      <style:text-properties fo:font-variant="normal" fo:text-transform="none" fo:color="#000000" style:font-name="arial" fo:font-size="12pt" fo:letter-spacing="normal" fo:font-style="normal" fo:font-weight="normal" style:font-size-asian="12pt" style:font-size-complex="12pt"/>
    </style:style>
    <style:style style:name="T16" style:family="text">
      <style:text-properties fo:font-variant="normal" fo:text-transform="none" fo:color="#000000" style:font-name="arial" fo:font-size="12pt" fo:letter-spacing="normal" fo:font-style="normal" style:text-underline-style="none" fo:font-weight="normal" officeooo:rsid="000959fd" style:font-size-asian="12pt" style:font-style-asian="normal" style:font-weight-asian="bold" style:font-size-complex="12pt" style:font-style-complex="normal" style:font-weight-complex="bold"/>
    </style:style>
    <style:style style:name="T17" style:family="text">
      <style:text-properties fo:font-variant="normal" fo:text-transform="none" fo:color="#000000" style:font-name="arial" fo:font-size="12pt" fo:letter-spacing="normal" fo:font-style="normal" fo:font-weight="bold" officeooo:rsid="000959fd" style:font-size-asian="12pt" style:font-weight-asian="bold" style:font-size-complex="12pt" style:font-weight-complex="bold"/>
    </style:style>
    <style:style style:name="T18" style:family="text">
      <style:text-properties fo:font-variant="normal" fo:text-transform="none" fo:color="#000000" style:font-name="arial" fo:font-size="10.5pt" fo:letter-spacing="normal" fo:font-style="normal" fo:font-weight="normal" style:font-size-asian="12pt" style:font-weight-asian="bold" style:font-size-complex="12pt" style:font-weight-complex="bold"/>
    </style:style>
    <style:style style:name="T19" style:family="text">
      <style:text-properties fo:font-variant="normal" fo:text-transform="none" fo:color="#000000" style:font-name="arial" fo:font-size="10pt" fo:letter-spacing="normal" fo:font-style="normal" fo:font-weight="normal" style:font-size-asian="10pt" style:font-weight-asian="bold" style:font-size-complex="10pt" style:font-weight-complex="bold"/>
    </style:style>
    <style:style style:name="T20" style:family="text">
      <style:text-properties fo:font-variant="normal" fo:text-transform="none" fo:color="#000000" style:font-name="arial" fo:font-size="10pt" fo:letter-spacing="normal" fo:font-style="normal" fo:font-weight="normal" officeooo:rsid="00202f00" style:font-size-asian="10pt" style:font-weight-asian="bold" style:font-size-complex="10pt" style:font-weight-complex="bold"/>
    </style:style>
    <style:style style:name="T21" style:family="text">
      <style:text-properties fo:font-variant="normal" fo:text-transform="none" fo:color="#000000" style:font-name="arial" fo:font-size="10pt" fo:letter-spacing="normal" fo:font-style="normal" fo:font-weight="normal" officeooo:rsid="0070fddf" style:font-size-asian="10pt" style:font-weight-asian="bold" style:font-size-complex="10pt" style:font-weight-complex="bold"/>
    </style:style>
    <style:style style:name="T22" style:family="text">
      <style:text-properties fo:font-variant="normal" fo:text-transform="none" fo:color="#000000" style:font-name="arial" fo:letter-spacing="normal" fo:font-style="normal" fo:font-weight="normal" style:font-weight-asian="bold" style:font-weight-complex="bold"/>
    </style:style>
    <style:style style:name="T23" style:family="text">
      <style:text-properties fo:font-variant="normal" fo:text-transform="none" fo:color="#000000" style:font-name="arial" fo:letter-spacing="normal" fo:font-style="normal" fo:font-weight="normal" officeooo:rsid="0078e864" style:font-weight-asian="bold" style:font-weight-complex="bold"/>
    </style:style>
    <style:style style:name="T24" style:family="text">
      <style:text-properties fo:font-variant="normal" fo:text-transform="none" style:font-name="arial" fo:font-size="12pt" fo:letter-spacing="normal" fo:font-style="normal" fo:font-weight="normal" style:font-size-asian="12pt" style:font-weight-asian="bold" style:font-size-complex="12pt" style:font-weight-complex="bold"/>
    </style:style>
    <style:style style:name="T25" style:family="text">
      <style:text-properties fo:font-variant="normal" fo:text-transform="none" style:font-name="arial" fo:font-size="12pt" fo:letter-spacing="normal" fo:font-style="normal" fo:font-weight="normal" officeooo:rsid="0034feca" style:font-size-asian="12pt" style:font-weight-asian="bold" style:font-size-complex="12pt" style:font-weight-complex="bold"/>
    </style:style>
    <style:style style:name="T26" style:family="text">
      <style:text-properties fo:font-variant="normal" fo:text-transform="none" fo:letter-spacing="normal" fo:font-style="normal" fo:font-weight="normal" officeooo:rsid="0034feca" style:font-weight-asian="bold" style:font-weight-complex="bold"/>
    </style:style>
    <style:style style:name="T27" style:family="text">
      <style:text-properties fo:font-variant="normal" fo:text-transform="none" fo:letter-spacing="normal" fo:font-style="normal" fo:font-weight="normal" officeooo:rsid="00459d77" style:font-weight-asian="bold" style:font-weight-complex="bold"/>
    </style:style>
    <style:style style:name="T28" style:family="text">
      <style:text-properties officeooo:rsid="00202f00" style:font-weight-asian="bold" style:font-weight-complex="bold"/>
    </style:style>
    <style:style style:name="T29" style:family="text">
      <style:text-properties fo:color="#000000"/>
    </style:style>
    <style:style style:name="T30" style:family="text">
      <style:text-properties fo:color="#000000" officeooo:rsid="000a79e4"/>
    </style:style>
    <style:style style:name="T31" style:family="text">
      <style:text-properties fo:color="#000000" officeooo:rsid="00154a73"/>
    </style:style>
    <style:style style:name="T32" style:family="text">
      <style:text-properties fo:color="#000000" officeooo:rsid="002f618f"/>
    </style:style>
    <style:style style:name="T33" style:family="text">
      <style:text-properties fo:color="#000000" style:font-name="arial" style:text-underline-style="none" officeooo:rsid="000a79e4" style:font-style-asian="normal" style:font-style-complex="normal"/>
    </style:style>
    <style:style style:name="T34" style:family="text">
      <style:text-properties fo:color="#000000" style:font-name="arial" style:text-underline-style="none" officeooo:rsid="00243f50" style:font-style-asian="normal" style:font-style-complex="normal"/>
    </style:style>
    <style:style style:name="T35" style:family="text">
      <style:text-properties fo:color="#000000" style:font-name="arial" fo:font-weight="normal" officeooo:rsid="000959fd" style:font-weight-asian="normal" style:font-weight-complex="normal"/>
    </style:style>
    <style:style style:name="T36" style:family="text">
      <style:text-properties fo:color="#000000" style:font-name="arial" fo:font-weight="bold" officeooo:rsid="000959fd" style:font-weight-asian="normal" style:font-weight-complex="normal"/>
    </style:style>
    <style:style style:name="T37" style:family="text">
      <style:text-properties fo:font-weight="bold"/>
    </style:style>
    <style:style style:name="T38" style:family="text">
      <style:text-properties fo:font-weight="bold" style:font-weight-asian="bold" style:font-weight-complex="bold"/>
    </style:style>
    <style:style style:name="T39" style:family="text">
      <style:text-properties officeooo:rsid="004464a4"/>
    </style:style>
    <style:style style:name="T40" style:family="text">
      <style:text-properties officeooo:rsid="00486a21"/>
    </style:style>
    <style:style style:name="T41" style:family="text">
      <style:text-properties officeooo:rsid="0048a17b"/>
    </style:style>
    <style:style style:name="T42" style:family="text">
      <style:text-properties officeooo:rsid="004a533f"/>
    </style:style>
    <style:style style:name="T43" style:family="text">
      <style:text-properties officeooo:rsid="004ff526"/>
    </style:style>
    <style:style style:name="T44" style:family="text">
      <style:text-properties officeooo:rsid="0053e2f7"/>
    </style:style>
    <style:style style:name="T45" style:family="text">
      <style:text-properties officeooo:rsid="005a3b94"/>
    </style:style>
    <style:style style:name="T46" style:family="text">
      <style:text-properties officeooo:rsid="005f138e"/>
    </style:style>
    <style:style style:name="T47" style:family="text">
      <style:text-properties officeooo:rsid="006b3604"/>
    </style:style>
    <style:style style:name="T48" style:family="text">
      <style:text-properties style:font-name="arial" fo:font-size="10pt" style:font-size-asian="10pt" style:font-size-complex="10pt"/>
    </style:style>
    <style:style style:name="T49" style:family="text">
      <style:text-properties officeooo:rsid="0082af95"/>
    </style:style>
    <style:style style:name="T50" style:family="text">
      <style:text-properties officeooo:rsid="00849fff"/>
    </style:style>
    <style:style style:name="T51" style:family="text">
      <style:text-properties officeooo:rsid="00879cc7"/>
    </style:style>
    <style:style style:name="T52" style:family="text">
      <style:text-properties officeooo:rsid="00880b7f"/>
    </style:style>
    <style:style style:name="T53" style:family="text">
      <style:text-properties fo:font-weight="normal" style:font-weight-asian="normal" style:font-weight-complex="normal"/>
    </style:style>
    <style:style style:name="T54" style:family="text">
      <style:text-properties fo:font-weight="normal" officeooo:rsid="004e79c6" style:font-weight-asian="normal" style:font-weight-complex="normal"/>
    </style:style>
    <style:style style:name="T55" style:family="text">
      <style:text-properties fo:font-weight="normal" officeooo:rsid="0096f721" style:font-weight-asian="normal" style:font-weight-complex="normal"/>
    </style:style>
    <style:style style:name="T56" style:family="text">
      <style:text-properties officeooo:rsid="00a2c813"/>
    </style:style>
    <style:style style:name="T57" style:family="text">
      <style:text-properties style:font-name="arial"/>
    </style:style>
    <style:style style:name="T58" style:family="text">
      <style:text-properties style:font-name="arial" officeooo:rsid="00a2f36c"/>
    </style:style>
    <style:style style:name="T59" style:family="text">
      <style:text-properties officeooo:rsid="00a42149"/>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0.002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UESB - Universidade Estadual do Sudoeste da Bahia</text:p>
      <text:p text:style-name="P38">Departamento de Ciências e Tecnologias - DTC</text:p>
      <text:p text:style-name="P38">Colegiado do Curso de Sistemas de Informação</text:p>
      <text:p text:style-name="P38"/>
      <text:p text:style-name="P38"/>
      <text:p text:style-name="P38"/>
      <text:p text:style-name="P41">GÊNESES DOS SANOS LOPES</text:p>
      <text:p text:style-name="P39"/>
      <text:p text:style-name="P42"/>
      <text:p text:style-name="P42"/>
      <text:p text:style-name="P42"/>
      <text:p text:style-name="P39"/>
      <text:p text:style-name="P39"/>
      <text:p text:style-name="P39"/>
      <text:p text:style-name="P39"/>
      <text:p text:style-name="P39"/>
      <text:p text:style-name="P45"><text:span text:style-name="T50">A</text:span>presentação <text:span text:style-name="T49">das funcionalidades das ferramentas de gerencia de redes de computadores.</text:span></text:p>
      <text:p text:style-name="P47"/>
      <text:p text:style-name="P44"/>
      <text:p text:style-name="P44"/>
      <text:p text:style-name="P42"/>
      <text:p text:style-name="P39"/>
      <text:p text:style-name="P39"/>
      <text:p text:style-name="P39"/>
      <text:p text:style-name="P39"/>
      <text:p text:style-name="P39"/>
      <text:p text:style-name="P39"/>
      <text:p text:style-name="P39"/>
      <text:p text:style-name="P39"/>
      <text:p text:style-name="P39"/>
      <text:p text:style-name="P39"/>
      <text:p text:style-name="P39"/>
      <text:p text:style-name="P38">Jequié, 2018</text:p>
      <text:p text:style-name="P48">GÊNESES DOS SANTOS LOPES</text:p>
      <text:p text:style-name="P37"/>
      <text:p text:style-name="P43"><draw:frame draw:style-name="fr1" draw:name="Quadro2" text:anchor-type="char" svg:x="14.66cm" svg:y="-3.122cm" svg:width="2.05cm" svg:height="0.448cm" draw:z-index="0"><draw:text-box><text:p text:style-name="P52"/></draw:text-box></draw:frame></text:p>
      <text:p text:style-name="P43"/>
      <text:p text:style-name="P43"/>
      <text:p text:style-name="P40"/>
      <text:p text:style-name="P40"/>
      <text:p text:style-name="P40"/>
      <text:p text:style-name="P40"/>
      <text:p text:style-name="P40"/>
      <text:p text:style-name="P40"/>
      <text:p text:style-name="P40"/>
      <text:p text:style-name="P40"/>
      <text:p text:style-name="P46"><text:span text:style-name="T50">A</text:span>presentação <text:span text:style-name="T49">das funcionalidades das ferramentas de gerencia de redes de computadores.</text:span></text:p>
      <text:p text:style-name="P46"/>
      <text:p text:style-name="P49">Relatório técnico apresentado como requisito parcial para obtenção de aprovação na disciplina Gerência de Redes de Computadores, no Curso de Sistemas de Informação, na Universidade Estadual do Sudoeste da Bahia.</text:p>
      <text:p text:style-name="P50"/>
      <text:p text:style-name="P50">Prof. MSc. Marcelo Alves Guimarães</text:p>
      <text:p text:style-name="P51"/>
      <text:p text:style-name="P40"/>
      <text:p text:style-name="P43"/>
      <text:p text:style-name="P43"/>
      <text:p text:style-name="P43"/>
      <text:p text:style-name="P40"/>
      <text:p text:style-name="P40"/>
      <text:p text:style-name="P40"/>
      <text:p text:style-name="P40"/>
      <text:p text:style-name="P40"/>
      <text:p text:style-name="P40"/>
      <text:p text:style-name="P40"/>
      <text:p text:style-name="P40"/>
      <text:p text:style-name="P107"><text:bookmark-start text:name="__RefHeading___Toc1840_1058323583"/>Jequié, 2018<text:bookmark-end text:name="__RefHeading___Toc1840_1058323583"/></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26">Sumário</text:p>
          </text:index-title>
          <text:p text:style-name="P129"><text:a xlink:type="simple" xlink:href="#__RefHeading___Toc2412_1058323583" text:style-name="Index_20_Link" text:visited-style-name="Index_20_Link">RESUMO<text:tab/>4</text:a></text:p>
          <text:p text:style-name="P129"><text:a xlink:type="simple" xlink:href="#__RefHeading___Toc2449_1058323583" text:style-name="Index_20_Link" text:visited-style-name="Index_20_Link">INTRODUÇÃO<text:tab/>5</text:a></text:p>
          <text:p text:style-name="P129"><text:a xlink:type="simple" xlink:href="#__RefHeading___Toc2505_1058323583" text:style-name="Index_20_Link" text:visited-style-name="Index_20_Link">DESENVOLVIMENTO<text:tab/>6</text:a></text:p>
          <text:p text:style-name="P127"><text:a xlink:type="simple" xlink:href="#__RefHeading___Toc1844_1058323583" text:style-name="Index_20_Link" text:visited-style-name="Index_20_Link">NAGIOS<text:tab/>6</text:a></text:p>
          <text:p text:style-name="P115"><text:a xlink:type="simple" xlink:href="#__RefHeading___Toc1846_1058323583" text:style-name="Index_20_Link" text:visited-style-name="Index_20_Link">PRINCIPAIS FUNCIONALIDADES<text:tab/>6</text:a></text:p>
          <text:p text:style-name="P115"><text:a xlink:type="simple" xlink:href="#__RefHeading___Toc1848_1058323583" text:style-name="Index_20_Link" text:visited-style-name="Index_20_Link">Prós<text:tab/>7</text:a></text:p>
          <text:p text:style-name="P115"><text:a xlink:type="simple" xlink:href="#__RefHeading___Toc1850_1058323583" text:style-name="Index_20_Link" text:visited-style-name="Index_20_Link">Contras<text:tab/>8</text:a></text:p>
          <text:p text:style-name="P127"><text:a xlink:type="simple" xlink:href="#__RefHeading___Toc1852_1058323583" text:style-name="Index_20_Link" text:visited-style-name="Index_20_Link"><text:s/>ZENOSS<text:tab/>8</text:a></text:p>
          <text:p text:style-name="P115"><text:a xlink:type="simple" xlink:href="#__RefHeading___Toc1854_1058323583" text:style-name="Index_20_Link" text:visited-style-name="Index_20_Link">Principais Funcionalidades<text:tab/>8</text:a></text:p>
          <text:p text:style-name="P115"><text:a xlink:type="simple" xlink:href="#__RefHeading___Toc1856_1058323583" text:style-name="Index_20_Link" text:visited-style-name="Index_20_Link">PRÓS<text:tab/>8</text:a></text:p>
          <text:p text:style-name="P115"><text:a xlink:type="simple" xlink:href="#__RefHeading___Toc2507_1058323583" text:style-name="Index_20_Link" text:visited-style-name="Index_20_Link">Contras<text:tab/>9</text:a></text:p>
          <text:p text:style-name="P127"><text:a xlink:type="simple" xlink:href="#__RefHeading___Toc1860_1058323583" text:style-name="Index_20_Link" text:visited-style-name="Index_20_Link">CACTI<text:tab/>9</text:a></text:p>
          <text:p text:style-name="P115"><text:a xlink:type="simple" xlink:href="#__RefHeading___Toc1862_1058323583" text:style-name="Index_20_Link" text:visited-style-name="Index_20_Link">Principais Funcionalidades<text:tab/>9</text:a></text:p>
          <text:p text:style-name="P115"><text:a xlink:type="simple" xlink:href="#__RefHeading___Toc1864_1058323583" text:style-name="Index_20_Link" text:visited-style-name="Index_20_Link">Prós<text:tab/>9</text:a></text:p>
          <text:p text:style-name="P115"><text:a xlink:type="simple" xlink:href="#__RefHeading___Toc1866_1058323583" text:style-name="Index_20_Link" text:visited-style-name="Index_20_Link">Contras<text:tab/>9</text:a></text:p>
          <text:p text:style-name="P127"><text:a xlink:type="simple" xlink:href="#__RefHeading___Toc2422_1058323583" text:style-name="Index_20_Link" text:visited-style-name="Index_20_Link">ZABBIX<text:tab/>9</text:a></text:p>
          <text:p text:style-name="P115"><text:a xlink:type="simple" xlink:href="#__RefHeading___Toc1870_1058323583" text:style-name="Index_20_Link" text:visited-style-name="Index_20_Link">Principais Funcionalidades<text:tab/>10</text:a></text:p>
          <text:p text:style-name="P115"><text:a xlink:type="simple" xlink:href="#__RefHeading___Toc1872_1058323583" text:style-name="Index_20_Link" text:visited-style-name="Index_20_Link">Prós<text:tab/>10</text:a></text:p>
          <text:p text:style-name="P115"><text:a xlink:type="simple" xlink:href="#__RefHeading___Toc1874_1058323583" text:style-name="Index_20_Link" text:visited-style-name="Index_20_Link">Contras<text:tab/>10</text:a></text:p>
          <text:p text:style-name="P127"><text:a xlink:type="simple" xlink:href="#__RefHeading___Toc1876_1058323583" text:style-name="Index_20_Link" text:visited-style-name="Index_20_Link">CACIC<text:tab/>10</text:a></text:p>
          <text:p text:style-name="P115"><text:a xlink:type="simple" xlink:href="#__RefHeading___Toc1878_1058323583" text:style-name="Index_20_Link" text:visited-style-name="Index_20_Link">Principais Funcionalidades<text:tab/>10</text:a></text:p>
          <text:p text:style-name="P115"><text:a xlink:type="simple" xlink:href="#__RefHeading___Toc1880_1058323583" text:style-name="Index_20_Link" text:visited-style-name="Index_20_Link">Prós<text:tab/>11</text:a></text:p>
          <text:p text:style-name="P115"><text:a xlink:type="simple" xlink:href="#__RefHeading___Toc1882_1058323583" text:style-name="Index_20_Link" text:visited-style-name="Index_20_Link">Contras<text:tab/>11</text:a></text:p>
          <text:p text:style-name="P127"><text:a xlink:type="simple" xlink:href="#__RefHeading___Toc1884_1058323583" text:style-name="Index_20_Link" text:visited-style-name="Index_20_Link">OCS Inventory<text:tab/>11</text:a></text:p>
          <text:p text:style-name="P115"><text:a xlink:type="simple" xlink:href="#__RefHeading___Toc1886_1058323583" text:style-name="Index_20_Link" text:visited-style-name="Index_20_Link">P</text:a><text:a xlink:type="simple" xlink:href="#__RefHeading___Toc1886_1058323583" text:style-name="Index_20_Link" text:visited-style-name="Index_20_Link">rincipais Funcionalidades</text:a><text:a xlink:type="simple" xlink:href="#__RefHeading___Toc1886_1058323583" text:style-name="Index_20_Link" text:visited-style-name="Index_20_Link"><text:tab/>11</text:a></text:p>
          <text:p text:style-name="P115"><text:a xlink:type="simple" xlink:href="#__RefHeading___Toc1888_1058323583" text:style-name="Index_20_Link" text:visited-style-name="Index_20_Link">Prós<text:tab/>11</text:a></text:p>
          <text:p text:style-name="P115"><text:a xlink:type="simple" xlink:href="#__RefHeading___Toc1890_1058323583" text:style-name="Index_20_Link" text:visited-style-name="Index_20_Link">Contras<text:tab/>11</text:a></text:p>
          <text:p text:style-name="P129"><text:a xlink:type="simple" xlink:href="#__RefHeading___Toc2533_1058323583" text:style-name="Index_20_Link" text:visited-style-name="Index_20_Link">OBJETIVO GERAL<text:tab/>12</text:a></text:p>
          <text:p text:style-name="P129"><text:a xlink:type="simple" xlink:href="#__RefHeading___Toc2535_1058323583" text:style-name="Index_20_Link" text:visited-style-name="Index_20_Link">OBJETIVO ESPECIFICO<text:tab/>12</text:a></text:p>
          <text:p text:style-name="P129"><text:a xlink:type="simple" xlink:href="#__RefHeading___Toc2537_1058323583" text:style-name="Index_20_Link" text:visited-style-name="Index_20_Link">METODOLOGIA<text:tab/>12</text:a></text:p>
          <text:p text:style-name="P129"><text:a xlink:type="simple" xlink:href="#__RefHeading___Toc2539_1058323583" text:style-name="Index_20_Link" text:visited-style-name="Index_20_Link">CONCLUSÃO<text:tab/>12</text:a></text:p>
          <text:p text:style-name="P129"><text:a xlink:type="simple" xlink:href="#__RefHeading___Toc2426_1058323583" text:style-name="Index_20_Link" text:visited-style-name="Index_20_Link">REFERENCIAS<text:tab/>13</text:a></text:p>
        </text:index-body>
      </text:table-of-content>
      <text:h text:style-name="P118" text:outline-level="1"/>
      <text:h text:style-name="P122" text:outline-level="1"/>
      <text:h text:style-name="P119" text:outline-level="1"/>
      <text:h text:style-name="P119" text:outline-level="1"><text:bookmark-start text:name="__RefHeading___Toc2412_1058323583"/>RESUMO<text:bookmark-end text:name="__RefHeading___Toc2412_1058323583"/></text:h>
      <text:p text:style-name="P56"/>
      <text:p text:style-name="P114"><text:span text:style-name="T51">Este trabalho tem por finalidade apresentar os principais ferramenta de gerenciamento de redes de computadores disponíveis no mercado, iniciado por suas definições, pros e contras de cada ferramenta com a finalidade de elucidar o leitor em possíveis escolhas e identificar as principais diferenças de um sistema em relação a outro ou ainda identifica caraterísticas comum a todos. </text:span></text:p>
      <text:p text:style-name="P113"/>
      <text:p text:style-name="P106">Palavras-chave: <text:span text:style-name="T51">Gerenciamento de redes</text:span>. <text:span text:style-name="T52">Quadro comparativo.</text:span></text:p>
      <text:h text:style-name="P121" text:outline-level="1"><text:bookmark-start text:name="__RefHeading___Toc2449_1058323583"/>INTRODUÇÃO<text:bookmark-end text:name="__RefHeading___Toc2449_1058323583"/></text:h>
      <text:p text:style-name="Text_20_body"/>
      <text:p text:style-name="P108"><text:bookmark-start text:name="__RefHeading___Toc2451_1058323583"/><text:tab/>Com o aumento das redes de computadores as demandas sobre as mesmas vem na mesma vertente, seus recursos torna-se indispensáveis para setores públicos ou privados. <text:s/>Mas para manter o controle dessa tecnologia, é necessário um monitoramento em tempo real das atividades dos ativos das organizações.<text:bookmark-end text:name="__RefHeading___Toc2451_1058323583"/></text:p>
      <text:p text:style-name="P108"><text:bookmark-start text:name="__RefHeading___Toc2453_1058323583"/><text:tab/>Os sistemas de gerenciamento de rede possibilita que os administradores de redes de uma determinada organização fiquem cientes instantaneamente se os recursos da rede estão operacionais ou não. Assegurando assim uma certa qualidade mínima dos serviços disponíveis ao seus usuários.<text:bookmark-end text:name="__RefHeading___Toc2453_1058323583"/></text:p>
      <text:p text:style-name="P108"><text:bookmark-start text:name="__RefHeading___Toc2455_1058323583"/><text:tab/>Por meio desse relatório, apresentaremos os principais sistemas de monitoramento de redes no mercado: Nagios, Zenoss, Cacti, Zabbix, Cacic e o OCS Inventory destacando as características e funcionalidade de cada sistema.<text:bookmark-end text:name="__RefHeading___Toc2455_1058323583"/></text:p>
      <text:h text:style-name="P123" text:outline-level="1"><text:bookmark-start text:name="__RefHeading___Toc2505_1058323583"/>DESENVOLVIMENTO<text:bookmark-end text:name="__RefHeading___Toc2505_1058323583"/></text:h>
      <text:h text:style-name="P128" text:outline-level="2"><text:bookmark-start text:name="__RefHeading___Toc1844_1058323583"/>NAGIOS<text:bookmark-end text:name="__RefHeading___Toc1844_1058323583"/></text:h>
      <text:p text:style-name="P29"/>
      <text:p text:style-name="P33"><text:span text:style-name="T16"><text:tab/>“O Nagios XI é um aplicativo de monitoramento de infra-estrutura de TI fácil de usar, capaz de monitorar seus servidores críticos, equipamentos de rede, sites, serviços e aplicativos e notificá-lo quando ocorrerem problemas.” </text:span><text:span text:style-name="T33">(ENTERPRISES, 2018 </text:span><text:span text:style-name="T34">p n.p</text:span><text:span text:style-name="T33">).</text:span></text:p>
      <text:p text:style-name="P30"/>
      <text:p text:style-name="P34"><text:span text:style-name="T3"><text:tab/>A ferramenta trabalha sobre os protocolos tpd/udp ENTERPRISES(2018) destaca </text:span><text:span text:style-name="T4">como</text:span><text:span text:style-name="T3"> principais portas: 80 e 443 para acesso à ferramenta via browser, e contando que alguns agentes utilizam da requisição http para enviar dados; <text:s/>161 e 162 onde a aplicação <text:s/>manda os sinais de monitoramento pela primeira porta e as respostas <text:s/>das maquinas clientes são recebidas através da segunda e a 22 para os administradores, volta e meia, possam acessar o gerente via ssh </text:span><text:span text:style-name="T30">.</text:span></text:p>
      <text:p text:style-name="P31"/>
      <text:p text:style-name="P1"><text:span text:style-name="T29"><text:tab/></text:span><text:span text:style-name="T31">Para a instalação o nagios dispõe de duas maneiras: A virtual (baixando e instalando a maquina virtual no formato VMware ) e a manualmente ( em particular, para sistemas linux RHEL e CentOS ); </text:span><text:span text:style-name="T32">(</text:span><text:span text:style-name="T30">ENTERPRISES, 2018)</text:span><text:span text:style-name="T31">.</text:span></text:p>
      <text:p text:style-name="P5"/>
      <text:h text:style-name="Heading_20_3" text:outline-level="3"><text:bookmark-start text:name="__RefHeading___Toc1846_1058323583"/>PRINCIPAIS FUNCIONALIDADES<text:bookmark-end text:name="__RefHeading___Toc1846_1058323583"/></text:h>
      <text:p text:style-name="P6"/>
      <text:p text:style-name="P2"><text:tab/>Algumas<text:span text:style-name="T40"> das</text:span> funcionalidades <text:span text:style-name="T41">que</text:span> <text:span text:style-name="T39">ferramenta</text:span> <text:span text:style-name="T41">dispõe </text:span>são:</text:p>
      <text:p text:style-name="P2"/>
      <text:list xml:id="list769896464792879498" text:style-name="L1">
        <text:list-item>
          <text:p text:style-name="P57">Monitora diversos serviços de rede</text:p>
          <text:list>
            <text:list-item>
              <text:p text:style-name="P93"><text:span text:style-name="T7">SNMP, POP3, HTTP, NNTP, ICMP, SNMP e etc, </text:span>(BAIOCCO, 2018).</text:p>
              <text:p text:style-name="P57"/>
            </text:list-item>
          </text:list>
        </text:list-item>
        <text:list-item>
          <text:p text:style-name="P58">Monitora equipamentos de rede</text:p>
          <text:list>
            <text:list-item>
              <text:p text:style-name="P94"><text:span text:style-name="T8">Através de plugins, o nagios pode monitorar os equipamentos de rede e alguns serviços que estão sendo executados, como carga de processador, uso de memória e etc, </text:span><text:span text:style-name="T12">B</text:span><text:span text:style-name="T8">aiocco </text:span>(<text:span text:style-name="T42">apud COSTA</text:span>, 2018. <text:span text:style-name="T42">p89</text:span>).</text:p>
              <text:p text:style-name="P58"/>
            </text:list-item>
          </text:list>
        </text:list-item>
        <text:list-item>
          <text:p text:style-name="P58">Monitoramentos locais e remotos</text:p>
          <text:list>
            <text:list-item>
              <text:p text:style-name="P95"><text:span text:style-name="T8">O nágios monitora tanto os agentes na </text:span><text:span text:style-name="T9">rede local como em redes remotas </text:span>(BAIOCCO, 2018).</text:p>
            </text:list-item>
          </text:list>
        </text:list-item>
      </text:list>
      <text:p text:style-name="P35"><text:soft-page-break/></text:p>
      <text:p text:style-name="P35"/>
      <text:list xml:id="list231111517765579" text:continue-numbering="true" text:style-name="L1">
        <text:list-item>
          <text:p text:style-name="P59">Facilidade em criação de plugins</text:p>
          <text:list>
            <text:list-item>
              <text:p text:style-name="P96"><text:span text:style-name="T10">Caso o administrador queira alguns plugin para um novo objeto que não está referenciado no projeto, o mesmo tem a liberdade de criar-lo, na linguagem que lhe convêm (Bash, php, C, C# e outras), </text:span>(BAIOCCO, 2018).</text:p>
            </text:list-item>
          </text:list>
        </text:list-item>
        <text:list-item>
          <text:p text:style-name="P60">Checagem paralelizada</text:p>
          <text:list>
            <text:list-item>
              <text:p text:style-name="P97"><text:span text:style-name="T11">“</text:span><text:span text:style-name="T15">O Nagios consegue efetuar a checagem de serviços de forma paralela, evitando, assim, que serviços não sejam checados por falta de recursos.</text:span><text:span text:style-name="T11">” </text:span><text:span text:style-name="T28">(BAIOCCO, 2018 )</text:span><text:span text:style-name="T11">.</text:span></text:p>
            </text:list-item>
          </text:list>
        </text:list-item>
        <text:list-item>
          <text:p text:style-name="P61">Hierarquia de rede</text:p>
          <text:list>
            <text:list-item>
              <text:list>
                <text:list-item>
                  <text:list>
                    <text:list-item>
                      <text:list>
                        <text:list-item>
                          <text:p text:style-name="P99"><text:span text:style-name="T18">“</text:span><text:span text:style-name="T19">É possível definir hierarquias nas estruturas de rede monitoradas. Podemo por exemplo, definir roteadores para que estão entre os equipamentos e o Nagios. Um caso de uso de hierarquia pode ser observado com o uso de máquinas virtuais: os computadores virtuais dependem dos equipamentos físicos para o funcionamento. O computador físico é hierarquicamente superior ao equipamento virtualizado. Se o equipamento físico apresenta problemas, automaticamente o equipamento virtual apresentará também.”</text:span><text:span text:style-name="T20">(BAIOCCO, 2018)</text:span><text:span text:style-name="T11">.</text:span></text:p>
                        </text:list-item>
                      </text:list>
                    </text:list-item>
                  </text:list>
                </text:list-item>
              </text:list>
            </text:list-item>
          </text:list>
        </text:list-item>
        <text:list-item>
          <text:p text:style-name="P100"><text:span text:style-name="T2">N</text:span><text:span text:style-name="T1">otificação </text:span><text:span text:style-name="T6">de problemas</text:span></text:p>
          <text:list>
            <text:list-item>
              <text:list>
                <text:list-item>
                  <text:list>
                    <text:list-item>
                      <text:list>
                        <text:list-item>
                          <text:p text:style-name="P101"><text:span text:style-name="T26">“São alertas enviados aos responsáveis em caso de acontecimento de algum problema. Martins cita alguns preceitos que devem acontecer para ocasionar uma notificação:<text:line-break/>•<text:tab/>Ocorre uma mudança do estado soft para hard.<text:line-break/>•<text:tab/>Se um serviço estiver em estado Hard por mais tempo do que o definido para os alertas.</text:span><text:span text:style-name="T25">” </text:span><text:span text:style-name="T27">(BAICCO,2018).</text:span></text:p>
                        </text:list-item>
                      </text:list>
                    </text:list-item>
                  </text:list>
                </text:list-item>
              </text:list>
            </text:list-item>
          </text:list>
        </text:list-item>
        <text:list-item>
          <text:p text:style-name="P102"><text:span text:style-name="T25">T</text:span><text:span text:style-name="T24">ratamento de Eventos</text:span></text:p>
          <text:list>
            <text:list-item>
              <text:list>
                <text:list-item>
                  <text:list>
                    <text:list-item>
                      <text:list>
                        <text:list-item>
                          <text:p text:style-name="P116">“É possível deixar o sistema automatizado para efetuar rotinas predefinidas em certas circunstancias. Podemos por exemplo, em caso de algum problema, fazer com que seja executada uma rotina que reinicia o serviço. Em caso de não solução do problema, o Nagios prossegue com a notificação.”</text:p>
                        </text:list-item>
                      </text:list>
                    </text:list-item>
                  </text:list>
                </text:list-item>
              </text:list>
            </text:list-item>
          </text:list>
        </text:list-item>
      </text:list>
      <text:h text:style-name="Heading_20_3" text:outline-level="3"><text:bookmark-start text:name="__RefHeading___Toc1848_1058323583"/><text:span text:style-name="T54">P</text:span><text:span text:style-name="T53">rós</text:span> <text:s/><text:bookmark-end text:name="__RefHeading___Toc1848_1058323583"/></text:h>
      <text:p text:style-name="P7"/>
      <text:list xml:id="list6751513674842630067" text:style-name="L2">
        <text:list-item>
          <text:p text:style-name="P62">Nágios é um software livre, onde o administrador (tendo conhecimentos suficientes em desenvolvimento), <text:s/>pode adaptar a ferramenta de acordo com as suas necessidades</text:p>
        </text:list-item>
        <text:list-item>
          <text:p text:style-name="P62">Facilidade em criação de plugins. O softwares é compatível com as principais linguagens de programação no mercado ( com exceção de java), caso o administrador queira adicionar um objeto à sua MIB e a ferramenta não possui suporte para tal, o mesmo pode desenvolver o seu próprio plugin.</text:p>
          <text:p text:style-name="P62"/>
        </text:list-item>
        <text:list-item>
          <text:p text:style-name="P62"><text:soft-page-break/>Vasta documentação para auxiliar o administrador de redes. O suporte vai desde a instalação até as ferramentas mais detalhadas para o uso mais aprimorado.</text:p>
        </text:list-item>
        <text:list-item>
          <text:p text:style-name="P62">Interface Web bastante trivial.</text:p>
        </text:list-item>
      </text:list>
      <text:p text:style-name="P8"/>
      <text:h text:style-name="Heading_20_3" text:outline-level="3"><text:bookmark-start text:name="__RefHeading___Toc1850_1058323583"/>Contras<text:bookmark-end text:name="__RefHeading___Toc1850_1058323583"/></text:h>
      <text:p text:style-name="P8"/>
      <text:list xml:id="list3244589102417799020" text:style-name="L3">
        <text:list-item>
          <text:p text:style-name="P64">A licença gratuita no nagios IX é limitada a apenas 9 nós como agentes.</text:p>
        </text:list-item>
        <text:list-item>
          <text:p text:style-name="P65">A instalação manual é restrita a apenas duas distribuições linux.</text:p>
        </text:list-item>
        <text:list-item>
          <text:p text:style-name="P65">Versões com suporte profissional com preços elevados.</text:p>
        </text:list-item>
      </text:list>
      <text:p text:style-name="P10"/>
      <text:h text:style-name="Heading_20_2" text:outline-level="2"><text:bookmark-start text:name="__RefHeading___Toc1852_1058323583"/><text:s/><text:span text:style-name="T43">ZENOSS</text:span><text:bookmark-end text:name="__RefHeading___Toc1852_1058323583"/></text:h>
      <text:p text:style-name="P8"/>
      <text:p text:style-name="P8"><text:tab/><text:span text:style-name="T43">O Zenoss foi desenvolvido em meados de 2002 om uma proposta open source, mas o mercado já era aquecido por algumas das marcas propietarias como IBM e HP e, também open source, nagios. Para Erick Dahl as opções no mercado não possuiam um pacote completo, e assim iniciou o desenvolvimento da ferramenta que gerencia redes (LOUVIS BLACK, 2008. p37).</text:span></text:p>
      <text:p text:style-name="P9"><text:tab/><text:span text:style-name="T44">A ferramenta dispõe de uma camada de dados do usuário de um GUI que apresenta relatórios em HTML. O GUI é fácil de ser customizado e/ou estendido, alguns componentes em ajax auxiliam a experiência do usuário (LOUVIS BLACK, 2008. p38). </text:span></text:p>
      <text:p text:style-name="P9"/>
      <text:h text:style-name="Heading_20_3" text:outline-level="3"><text:bookmark-start text:name="__RefHeading___Toc1854_1058323583"/>Principais Funcionalidades<text:bookmark-end text:name="__RefHeading___Toc1854_1058323583"/></text:h>
      <text:p text:style-name="P11"/>
      <text:list xml:id="list8087683351550911270" text:style-name="L4">
        <text:list-item>
          <text:p text:style-name="P66">acesso seguro;</text:p>
        </text:list-item>
        <text:list-item>
          <text:p text:style-name="P66">facilidade de customizar e estender as features;</text:p>
        </text:list-item>
        <text:list-item>
          <text:p text:style-name="P66">portal integrado via navegador;</text:p>
        </text:list-item>
        <text:list-item>
          <text:p text:style-name="P66">principais telas: Dashboards, Devices, Services, Networks, Events, Manufactures, Systems, Groups, Locations, Reports, Users, and Management;</text:p>
        </text:list-item>
      </text:list>
      <text:p text:style-name="P9"/>
      <text:list xml:id="list231110479886205" text:continue-numbering="true" text:style-name="L4">
        <text:list-item>
          <text:p text:style-name="P66">biblioteca de relatórios padrão;</text:p>
        </text:list-item>
        <text:list-item>
          <text:p text:style-name="P66">relatórios gerados em gráficos;</text:p>
        </text:list-item>
        <text:list-item>
          <text:p text:style-name="P66">relatórios customizáveis de fácil criação;</text:p>
        </text:list-item>
        <text:list-item>
          <text:p text:style-name="P67">Mapa da Rede;</text:p>
        </text:list-item>
        <text:list-item>
          <text:p text:style-name="P67">Inventários</text:p>
        </text:list-item>
      </text:list>
      <text:p text:style-name="P12"/>
      <text:h text:style-name="Heading_20_3" text:outline-level="3"><text:bookmark-start text:name="__RefHeading___Toc1856_1058323583"/>PRÓS<text:bookmark-end text:name="__RefHeading___Toc1856_1058323583"/></text:h>
      <text:p text:style-name="P12"/>
      <text:list xml:id="list3248512434332478254" text:style-name="L5">
        <text:list-item>
          <text:p text:style-name="P68">Gratuito e open source.</text:p>
        </text:list-item>
        <text:list-item>
          <text:p text:style-name="P68">relatórios customizáveis de fácil criação;</text:p>
        </text:list-item>
        <text:list-item>
          <text:p text:style-name="P68">relatórios gerados em gráficos;</text:p>
        </text:list-item>
        <text:list-item>
          <text:p text:style-name="P68">Integração de mapas com o auxilo do google Maps.</text:p>
        </text:list-item>
        <text:list-item>
          <text:p text:style-name="P70">Tutorias de fácil acesso na internet.</text:p>
        </text:list-item>
      </text:list>
      <text:p text:style-name="P12"/>
      <text:h text:style-name="Heading_20_3" text:outline-level="3"><text:bookmark-start text:name="__RefHeading___Toc2507_1058323583"/><text:soft-page-break/>Contras<text:bookmark-end text:name="__RefHeading___Toc2507_1058323583"/></text:h>
      <text:list xml:id="list6600181609579525415" text:style-name="L6">
        <text:list-item>
          <text:p text:style-name="P71">A licença gratuita é <text:span text:style-name="T45">limitada a 1.000 equipamento ( caso a empresa seja de grande porte).</text:span></text:p>
        </text:list-item>
      </text:list>
      <text:p text:style-name="P13"/>
      <text:h text:style-name="P128" text:outline-level="2"><text:bookmark-start text:name="__RefHeading___Toc1860_1058323583"/>CACTI<text:bookmark-end text:name="__RefHeading___Toc1860_1058323583"/></text:h>
      <text:p text:style-name="P14"/>
      <text:p text:style-name="P15"><text:tab/>O cacti é uma ferramenta que tem como ponto forte os gráficos esplêndidos e de ótima <text:s/>usabilidade, <text:span text:style-name="T46">resiste em algumas condições adversas tais como desligar e religar varias maquinas na rede, na visão de Louvis Black(2008. p38). Geralmente é usado para gráficos de dados de séries temporais de métricas, como a carga da CPU e a utilização da largura de banda da rede . Um uso comum é monitorar o tráfego de rede ao pesquisar</text:span></text:p>
      <text:p text:style-name="P17">uma interface de rede ou roteador através do protocolo de gerenciamento de rede simples (SNMP).</text:p>
      <text:p text:style-name="P17"/>
      <text:p text:style-name="P18"/>
      <text:h text:style-name="Heading_20_3" text:outline-level="3"><text:bookmark-start text:name="__RefHeading___Toc1862_1058323583"/>Principais Funcionalidades<text:bookmark-end text:name="__RefHeading___Toc1862_1058323583"/></text:h>
      <text:p text:style-name="P18"/>
      <text:list xml:id="list5677485519915802416" text:style-name="L7">
        <text:list-item>
          <text:p text:style-name="P72">funcionalidades podem ser adicionais via plugins de terceiros, suprimindo algumas lacunas encontradas na instalação padrão.</text:p>
        </text:list-item>
        <text:list-item>
          <text:p text:style-name="P73">Gerenciamento de usuários</text:p>
        </text:list-item>
        <text:list-item>
          <text:p text:style-name="P75">Fonte de Dados</text:p>
        </text:list-item>
        <text:list-item>
          <text:p text:style-name="P76">Manipulação de dados gráficos</text:p>
        </text:list-item>
      </text:list>
      <text:p text:style-name="P19"/>
      <text:h text:style-name="Heading_20_3" text:outline-level="3"><text:bookmark-start text:name="__RefHeading___Toc1864_1058323583"/><text:span text:style-name="T55">Prós</text:span> <text:bookmark-end text:name="__RefHeading___Toc1864_1058323583"/></text:h>
      <text:list xml:id="list7250250324691557243" text:style-name="L8">
        <text:list-item>
          <text:p text:style-name="P74">Itens de gráfico ilimitados.</text:p>
        </text:list-item>
        <text:list-item>
          <text:p text:style-name="P74">Não exige demasiados recursos de host em que ele está rodando, pois</text:p>
          <text:p text:style-name="P74">foi escrito em PHP sobre plataforma web.</text:p>
        </text:list-item>
      </text:list>
      <text:p text:style-name="P20"/>
      <text:h text:style-name="Heading_20_3" text:outline-level="3"><text:bookmark-start text:name="__RefHeading___Toc1866_1058323583"/>Contras<text:bookmark-end text:name="__RefHeading___Toc1866_1058323583"/></text:h>
      <text:list xml:id="list3980770067661882930" text:style-name="L9">
        <text:list-item>
          <text:p text:style-name="P77">desempenho aquém dos seus concorrentes para levantar, armazenar e exibir os dados e seus respectivos gráficos.</text:p>
        </text:list-item>
      </text:list>
      <text:p text:style-name="P21"/>
      <text:h text:style-name="P128" text:outline-level="2"><text:bookmark-start text:name="__RefHeading___Toc2422_1058323583"/>ZABBIX<text:bookmark-end text:name="__RefHeading___Toc2422_1058323583"/></text:h>
      <text:p text:style-name="P106"><text:bookmark-start text:name="__RefHeading___Toc2424_1058323583"/><text:tab/>Zabbix é um produto de gerenciamento de redes de todos os portes, novo no mercado e distribuído sob a licença GPL. Possui uma grande variedade de opções e tem sido comumente considerado superior aos demais produtos GPL disponíveis justamente por cobrir lacunas deixadas em branco por seus concorrentes, o que forçava muitos administradores a usarem 2 (ou até mais) produtos ao mesmo tempo.<text:bookmark-end text:name="__RefHeading___Toc2424_1058323583"/></text:p>
      <text:p text:style-name="P22"/>
      <text:p text:style-name="P16"><text:tab/>“<text:span text:style-name="T47">A arquitetura do Zabbix é distribuída e isso implica que não é possível ter um gerente central para gerenciar todas informações e dados dos demais gerentes e clientes.” (LOUVIS BLACK, 2008. p.51). Os dados são armazenados bancos de dados relacionais – MySQL, PostgreSQL ou Oracle (diferentes de outras MIB’s).</text:span></text:p>
      <text:p text:style-name="P16"><text:soft-page-break/></text:p>
      <text:h text:style-name="Heading_20_3" text:outline-level="3"><text:bookmark-start text:name="__RefHeading___Toc1870_1058323583"/>Principais Funcionalidades<text:bookmark-end text:name="__RefHeading___Toc1870_1058323583"/></text:h>
      <text:p text:style-name="P23"/>
      <text:list xml:id="list7225586247574468545" text:style-name="L10">
        <text:list-item>
          <text:p text:style-name="P78">Monitoramento em tempo real</text:p>
        </text:list-item>
        <text:list-item>
          <text:p text:style-name="P78">Alertas</text:p>
        </text:list-item>
        <text:list-item>
          <text:p text:style-name="P78">Agentes nativos para Unix-Like e versões do Microsoft Windows.</text:p>
        </text:list-item>
        <text:list-item>
          <text:p text:style-name="P78">Sistemas de notificação via e-mail, SMS e jabber.</text:p>
        </text:list-item>
        <text:list-item>
          <text:p text:style-name="P78">Autenticação segura de usuários.</text:p>
        </text:list-item>
        <text:list-item>
          <text:p text:style-name="P78">Monitoramento proativo</text:p>
        </text:list-item>
        <text:list-item>
          <text:p text:style-name="P79">Visualização de relatórios, gráficos, relas e mapas.</text:p>
        </text:list-item>
      </text:list>
      <text:p text:style-name="P24"/>
      <text:h text:style-name="Heading_20_3" text:outline-level="3"><text:bookmark-start text:name="__RefHeading___Toc1872_1058323583"/>Prós<text:bookmark-end text:name="__RefHeading___Toc1872_1058323583"/></text:h>
      <text:p text:style-name="P24"/>
      <text:list xml:id="list3830470138962084775" text:style-name="L11">
        <text:list-item>
          <text:p text:style-name="P80">Muito flexível, o monitoramento é exentável através de vários métodos de script (parâmetros de usuário, verificações externas, zabbix_sender).</text:p>
        </text:list-item>
        <text:list-item>
          <text:p text:style-name="P80">Você pode usar qualquer coisa para notificação de alerta.</text:p>
        </text:list-item>
        <text:list-item>
          <text:p text:style-name="P80">Documentação Ideal para qualquer nível de administrador.</text:p>
        </text:list-item>
        <text:list-item>
          <text:p text:style-name="P80">Suporte para agentes de diversos sistemas operacionais.</text:p>
        </text:list-item>
      </text:list>
      <text:p text:style-name="P25"/>
      <text:h text:style-name="Heading_20_3" text:outline-level="3"><text:bookmark-start text:name="__RefHeading___Toc1874_1058323583"/>Contras<text:bookmark-end text:name="__RefHeading___Toc1874_1058323583"/></text:h>
      <text:list xml:id="list2069303139536507180" text:style-name="L12">
        <text:list-item>
          <text:p text:style-name="P81">O banco de dados pode crescer muito rapidamente se não estiver sido ajustado corretamente.</text:p>
        </text:list-item>
      </text:list>
      <text:p text:style-name="P104"/>
      <text:h text:style-name="P128" text:outline-level="2"><text:bookmark-start text:name="__RefHeading___Toc1876_1058323583"/>CACIC<text:bookmark-end text:name="__RefHeading___Toc1876_1058323583"/></text:h>
      <text:p text:style-name="P82"/>
      <text:p text:style-name="P82"><text:tab/>O CACIC é um sistema capaz de fornecer um diagnóstico preciso do parque computacional de qualquer empresa de grande porte, disponibilizando informações centralizadas.</text:p>
      <text:p text:style-name="P36"><text:span text:style-name="T21">“</text:span><text:span text:style-name="T48">O Cacic é capaz de fornecer um diagnósco preciso do parque computacional e disponibilizar informações como o número de equipamentos e sua distribuição nos mais diversos órgãos, os tipos de softwares utilizados e licenciados, configurações de hardware, entre outras. </text:span><text:span text:style-name="T21">”(CACIC, 2018).</text:span></text:p>
      <text:p text:style-name="P110"/>
      <text:p text:style-name="P111">Também pode fornecer informações patrimoniais e a localização física dos equipamentos, ampliando assim o controle da rede. Todas essas informações são disponibilizadas para o administrador em uma página Web.</text:p>
      <text:p text:style-name="P111"/>
      <text:p text:style-name="P111"/>
      <text:h text:style-name="Heading_20_3" text:outline-level="3"><text:bookmark-start text:name="__RefHeading___Toc1878_1058323583"/>Principais Funcionalidades<text:bookmark-end text:name="__RefHeading___Toc1878_1058323583"/></text:h>
      <text:p text:style-name="P112"/>
      <text:list xml:id="list3730745028046420870" text:style-name="L13">
        <text:list-item>
          <text:p text:style-name="P83">Exibição de informações detalhadas sobre os componentes de hardware instalados em cada ativo de rede;</text:p>
        </text:list-item>
        <text:list-item>
          <text:p text:style-name="P83">Exibição de informações diversas sobre configuração de rede, variáveis de ambiente, uso do disco e pastas compartilhadas;</text:p>
        </text:list-item>
        <text:list-item>
          <text:p text:style-name="P83"><text:soft-page-break/>Recuperação de informações sobre a localização física dos ativos de rede por patrimônio, número de série, entidade, órgão e sub-orgão.</text:p>
          <text:p text:style-name="P83"/>
        </text:list-item>
      </text:list>
      <text:h text:style-name="Heading_20_3" text:outline-level="3"><text:bookmark-start text:name="__RefHeading___Toc1880_1058323583"/>Prós<text:bookmark-end text:name="__RefHeading___Toc1880_1058323583"/></text:h>
      <text:p text:style-name="P84"/>
      <text:list xml:id="list4495608068557850436" text:style-name="L14">
        <text:list-item>
          <text:p text:style-name="P85">Software Livre.</text:p>
        </text:list-item>
        <text:list-item>
          <text:p text:style-name="P85">Manual de fácil entendimento, já que foi desenvolvido no Brasil.</text:p>
        </text:list-item>
        <text:list-item>
          <text:p text:style-name="P85">Suporta varias distribuições linux.</text:p>
        </text:list-item>
        <text:list-item>
          <text:p text:style-name="P85">Suporte a inventário em plataformas Windows e GNU/Linux.</text:p>
        </text:list-item>
      </text:list>
      <text:p text:style-name="P84"/>
      <text:h text:style-name="Heading_20_3" text:outline-level="3"><text:bookmark-start text:name="__RefHeading___Toc1882_1058323583"/>Contras<text:bookmark-end text:name="__RefHeading___Toc1882_1058323583"/></text:h>
      <text:p text:style-name="P84"/>
      <text:list xml:id="list1079384530337635975" text:style-name="L15">
        <text:list-item>
          <text:p text:style-name="P86">Documentação oficial do CACIC não aborda muitos detalhes sobre o Sistema em si.</text:p>
        </text:list-item>
      </text:list>
      <text:p text:style-name="P105"/>
      <text:h text:style-name="P128" text:outline-level="2"><text:bookmark-start text:name="__RefHeading___Toc1884_1058323583"/>OCS Inventory<text:bookmark-end text:name="__RefHeading___Toc1884_1058323583"/></text:h>
      <text:p text:style-name="P87"/>
      <text:p text:style-name="P87"><text:tab/>É um software livre que permite aos usuários inventariar ativos de TI. O OCS-NG coleta informações sobre o hardware e o software das máquinas em rede executando um programa cliente do OCS. O IpDiscover do lado do agente possibilita descobrir a totalidade de computadores e dispositivos em rede.</text:p>
      <text:p text:style-name="P87"/>
      <text:h text:style-name="Heading_20_3" text:outline-level="3"><text:bookmark-start text:name="__RefHeading___Toc1886_1058323583"/><text:span text:style-name="T23">P</text:span><text:span text:style-name="T22">rincipais Funcionalidades</text:span><text:bookmark-end text:name="__RefHeading___Toc1886_1058323583"/></text:h>
      <text:list xml:id="list6018973288509555742" text:style-name="L16">
        <text:list-item>
          <text:p text:style-name="P88">Network Scan para Encontrar;</text:p>
        </text:list-item>
        <text:list-item>
          <text:p text:style-name="P88">Criação de Inventário de Software e Hardware da Rede;</text:p>
        </text:list-item>
        <text:list-item>
          <text:p text:style-name="P88">Criação de Relatórios;</text:p>
        </text:list-item>
        <text:list-item>
          <text:p text:style-name="P89">Interface de administração web fácil de usar;</text:p>
        </text:list-item>
        <text:list-item>
          <text:p text:style-name="P103"><text:span text:style-name="T14">IP Discover</text:span></text:p>
        </text:list-item>
      </text:list>
      <text:h text:style-name="Heading_20_3" text:outline-level="3"><text:bookmark-start text:name="__RefHeading___Toc1888_1058323583"/>Prós<text:bookmark-end text:name="__RefHeading___Toc1888_1058323583"/></text:h>
      <text:list xml:id="list3497496078848639741" text:style-name="L17">
        <text:list-item>
          <text:p text:style-name="P90">Administração via Web;</text:p>
        </text:list-item>
        <text:list-item>
          <text:p text:style-name="P90">Fácil implantação que permite distribuir a instalação do software ou os scripts em computadores sem sobrecarregar a rede;</text:p>
        </text:list-item>
        <text:list-item>
          <text:p text:style-name="P90">Suporte a múltiplos sistemas operacionais: Windows, Linux, AIX, BSD, Solaris&lt; HP-UX e MacOS;</text:p>
        </text:list-item>
      </text:list>
      <text:h text:style-name="Heading_20_3" text:outline-level="3"><text:bookmark-start text:name="__RefHeading___Toc1890_1058323583"/>Contras<text:bookmark-end text:name="__RefHeading___Toc1890_1058323583"/></text:h>
      <text:list xml:id="list7936304907802486773" text:style-name="L18">
        <text:list-item>
          <text:p text:style-name="P91">Foco apenas no inventario de equipamentos.</text:p>
        </text:list-item>
      </text:list>
      <text:p text:style-name="P92"/>
      <text:p text:style-name="P92"/>
      <text:h text:style-name="P120" text:outline-level="1"/>
      <text:h text:style-name="P125" text:outline-level="1"><text:bookmark-start text:name="__RefHeading___Toc2533_1058323583"/>OBJETIVO GERAL<text:bookmark-end text:name="__RefHeading___Toc2533_1058323583"/></text:h>
      <text:p text:style-name="Standard"><text:span text:style-name="T57"/></text:p>
      <text:p text:style-name="P108"><text:tab/>Comparar as fe<text:span text:style-name="T56">rramentas de monitoramento de rede para aprofundar o conhecimento de cada para futuras implementações.</text:span></text:p>
      <text:p text:style-name="P108"/>
      <text:h text:style-name="Heading_20_1" text:outline-level="1"><text:bookmark-start text:name="__RefHeading___Toc2535_1058323583"/>OBJETIVO ESPECIFICO<text:bookmark-end text:name="__RefHeading___Toc2535_1058323583"/></text:h>
      <text:p text:style-name="P98"><text:tab/></text:p>
      <text:p text:style-name="P98"><text:span text:style-name="T58"><text:tab/>Detalhar as ferramentas Nagios, ZenOSS, Cacti, Zabbix, Cacic e OCS Inventory.</text:span></text:p>
      <text:p text:style-name="Standard"/>
      <text:h text:style-name="Heading_20_1" text:outline-level="1"><text:bookmark-start text:name="__RefHeading___Toc2537_1058323583"/>METODOLOGIA<text:bookmark-end text:name="__RefHeading___Toc2537_1058323583"/></text:h>
      <text:p text:style-name="P109"><text:tab/></text:p>
      <text:p text:style-name="P109"><text:span text:style-name="T57"><text:tab/>Esse documento foi baseado e artigos e documentações sobre as determinadas ferramentas, materiais esses encontrados na internet.</text:span></text:p>
      <text:p text:style-name="P109"><text:span text:style-name="T57"/></text:p>
      <text:h text:style-name="Heading_20_1" text:outline-level="1"><text:bookmark-start text:name="__RefHeading___Toc2539_1058323583"/>CONCLUSÃO<text:bookmark-end text:name="__RefHeading___Toc2539_1058323583"/></text:h>
      <text:p text:style-name="Text_20_body"/>
      <text:p text:style-name="P108"><text:tab/><text:span text:style-name="T59">Dentre todas as ferramentas aqui vistas, a escolha da qual utilizar fica em cargo do administrador, já que por vezes os fatores como sistemas operacionais e capacidade da rede, influenciam fortemente na escolha, se contar com o fato financeiro, que por muitas vezes é crucial.</text:span></text:p>
      <text:h text:style-name="P124" text:outline-level="1"><text:bookmark-start text:name="__RefHeading___Toc2426_1058323583"/>REFERENCIAS<text:bookmark-end text:name="__RefHeading___Toc2426_1058323583"/></text:h>
      <text:p text:style-name="P117"/>
      <text:p text:style-name="P4">ENTERPRISES, Nagios. <text:span text:style-name="T37">Nagios IX Administrator Guide</text:span>. 2009. Disponível em: &lt;https://assets.nagios.com/downloads/nagiosxi/guides/administrator/index.php#aboutnagiosxi&gt;. Acesso em: 13 mar. 2018. <text:tab/></text:p>
      <text:p text:style-name="P3"/>
      <text:p text:style-name="P3">ENTERPRISES, Nagios. <text:span text:style-name="T37">Nagios for Network Admins: Ports and Protocols</text:span>: Protocol. 2017. Disponível em: &lt;https://assets.nagios.com/downloads/nagiosxi/docs/Nagios-Ports-and-Protocols.pdf&gt;. Acesso em: 12 mar. 2018. </text:p>
      <text:p text:style-name="P3"/>
      <text:p text:style-name="P27"><text:span text:style-name="T2">ENTERPRISES, Nagios. </text:span><text:span text:style-name="T17">Nagios IX Administrator Guide</text:span><text:span text:style-name="T2">. 2009. Disponível em: &lt;</text:span><text:span text:style-name="T5">https://assets.nagios.com/downloads/nagiosxi/guides/administrator/installation.php#installationoptions</text:span><text:span text:style-name="T2">&gt;. Acesso em: 13 mar. 2018. <text:tab/></text:span></text:p>
      <text:p text:style-name="P3"/>
      <text:p text:style-name="P3">BAIOCCO, Douglas. <text:span text:style-name="T37">Nagios</text:span>: Funcionalidades. 2018. Disponível em: &lt;http://ajudadigital.com.br/index.php/nagios/102-nagios-funcionalidades&gt;. Acesso em: 13 mar. 2018. </text:p>
      <text:p text:style-name="P26"/>
      <text:p text:style-name="P32">LOUVIS BLACK, Tomas. <text:span text:style-name="T38">Comparação de Ferramentas de Gerencia de Redes</text:span>. 2008. 64 p. Trabalho de conclusão de curso (Especialização em redes)- Universidade Federal do Rio Grande do Sul, Rio Grande do Sul, 2008. </text:p>
      <text:p text:style-name="P32"/>
      <text:p text:style-name="P28"><text:span text:style-name="T35">CACIC, Sistema. </text:span><text:span text:style-name="T36">Manual de administração do sistema cacic</text:span><text:span text:style-name="T35">. 2015. </text:span><text:span text:style-name="T2">Disponível em: &lt;http://ajudadigital.com.br/index.php/nagios/102-nagios-funcionalidades&gt;. </text:span><text:span text:style-name="T13">Acesso em: 12 mar. 2018</text:span></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normal" officeooo:rsid="0098c370" style:font-size-asian="115%" style:font-weight-asian="normal" style:font-size-complex="115%" style:font-weight-complex="normal"/>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2T21:22:28.017310565</meta:creation-date>
    <dc:date>2018-03-16T23:11:10.162339833</dc:date>
    <meta:editing-duration>PT5H3M6S</meta:editing-duration>
    <meta:editing-cycles>127</meta:editing-cycles>
    <meta:generator>LibreOffice/5.1.6.2$Linux_X86_64 LibreOffice_project/10m0$Build-2</meta:generator>
    <meta:document-statistic meta:table-count="0" meta:image-count="0" meta:object-count="0" meta:page-count="13" meta:paragraph-count="187" meta:word-count="2101" meta:character-count="13865" meta:non-whitespace-character-count="11983"/>
  </office:meta>
</office:document-meta>
</file>